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fo:margin-bottom="0.353cm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T1_9" style:family="text">
      <style:text-properties fo:font-weight="bold" style:font-weight-asian="bold" style:font-weight-complex="bold"/>
    </style:style>
    <style:style style:name="T1_10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fo:margin-bottom="0.353cm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T2_5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fo:margin-bottom="0.353cm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fo:line-height="115%" fo:margin-bottom="0.353cm" style:writing-mode="lr-tb"/>
    </style:style>
    <style:style style:name="T4_1" style:family="text"/>
    <style:style style:name="T4_2" style:family="text"/>
    <style:style style:name="T4_3" style:family="text"/>
    <style:style style:name="P5" style:family="paragraph" style:parent-style-name="Standard">
      <style:paragraph-properties fo:break-before="auto" fo:line-height="115%" fo:margin-bottom="0.353cm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Standard">
      <style:paragraph-properties fo:break-before="auto" fo:line-height="115%" fo:margin-bottom="0.353cm" style:writing-mode="lr-tb"/>
    </style:style>
    <style:style style:name="T6_1" style:family="text"/>
    <style:style style:name="P7" style:family="paragraph" style:parent-style-name="Standard">
      <style:paragraph-properties fo:break-before="auto" fo:line-height="115%" fo:margin-bottom="0.353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P8" style:family="paragraph" style:parent-style-name="Standard">
      <style:paragraph-properties fo:break-before="auto" fo:line-height="115%" fo:margin-bottom="0.353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P9" style:family="paragraph" style:parent-style-name="Standard">
      <style:paragraph-properties fo:break-before="auto" fo:line-height="115%" fo:margin-bottom="0.353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P10" style:family="paragraph" style:parent-style-name="Standard">
      <style:paragraph-properties fo:break-before="auto" fo:line-height="115%" fo:margin-bottom="0.353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P11" style:family="paragraph" style:parent-style-name="Standard">
      <style:paragraph-properties fo:break-before="auto" fo:line-height="115%" fo:margin-bottom="0.353cm" style:writing-mode="lr-tb"/>
    </style:style>
    <style:style style:name="T11_1" style:family="text"/>
    <style:style style:name="T11_2" style:family="text"/>
    <style:style style:name="P12" style:family="paragraph" style:parent-style-name="Standard">
      <style:paragraph-properties fo:break-before="auto" fo:line-height="115%" fo:margin-bottom="0.353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P13" style:family="paragraph" style:parent-style-name="Standard">
      <style:paragraph-properties fo:break-before="auto" fo:line-height="115%" fo:margin-bottom="0.353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P14" style:family="paragraph" style:parent-style-name="Standard">
      <style:paragraph-properties fo:break-before="auto" fo:line-height="115%" fo:margin-bottom="0.353cm" style:writing-mode="lr-tb"/>
    </style:style>
    <style:style style:name="T14_1" style:family="text"/>
    <style:style style:name="T14_2" style:family="text"/>
    <style:style style:name="P15" style:family="paragraph" style:parent-style-name="Standard">
      <style:paragraph-properties fo:break-before="auto" fo:line-height="115%" fo:margin-bottom="0.353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P16" style:family="paragraph" style:parent-style-name="Standard">
      <style:paragraph-properties fo:break-before="auto" fo:line-height="115%" fo:margin-bottom="0.353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P17" style:family="paragraph" style:parent-style-name="Standard">
      <style:paragraph-properties fo:break-before="auto" fo:line-height="115%" fo:margin-bottom="0.353cm" style:writing-mode="lr-tb"/>
    </style:style>
    <style:style style:name="T17_1" style:family="text"/>
    <style:style style:name="T17_2" style:family="text"/>
    <style:style style:name="P18" style:family="paragraph" style:parent-style-name="Standard">
      <style:paragraph-properties fo:break-before="auto" fo:line-height="115%" fo:margin-bottom="0.353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P19" style:family="paragraph" style:parent-style-name="Standard">
      <style:paragraph-properties fo:break-before="auto" fo:line-height="115%" fo:margin-bottom="0.353cm" style:writing-mode="lr-tb"/>
    </style:style>
    <style:style style:name="T19_1" style:family="text"/>
    <style:style style:name="T19_2" style:family="text"/>
    <style:style style:name="T19_3" style:family="text"/>
    <style:style style:name="P20" style:family="paragraph" style:parent-style-name="Standard">
      <style:paragraph-properties fo:break-before="auto" fo:line-height="115%" fo:margin-bottom="0.353cm" style:writing-mode="lr-tb"/>
    </style:style>
    <style:style style:name="T20_1" style:family="text"/>
    <style:style style:name="P21" style:family="paragraph" style:parent-style-name="Standard">
      <style:paragraph-properties fo:break-before="auto" fo:line-height="115%" fo:margin-bottom="0.353cm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fo:margin-bottom="0.353cm" style:writing-mode="lr-tb"/>
    </style:style>
    <style:style style:name="T22_1" style:family="text"/>
    <style:style style:name="T22_2" style:family="text"/>
    <style:style style:name="T22_3" style:family="text"/>
    <style:style style:name="P23" style:family="paragraph" style:parent-style-name="Standard">
      <style:paragraph-properties fo:break-before="auto" fo:line-height="115%" fo:margin-bottom="0.353cm" style:writing-mode="lr-tb"/>
    </style:style>
    <style:style style:name="T23_1" style:family="text"/>
    <style:style style:name="T23_2" style:family="text"/>
    <style:style style:name="T23_3" style:family="text"/>
    <style:style style:name="P24" style:family="paragraph" style:parent-style-name="Standard">
      <style:paragraph-properties fo:break-before="auto" fo:line-height="115%" fo:margin-bottom="0.353cm" style:writing-mode="lr-tb"/>
    </style:style>
    <style:style style:name="T24_1" style:family="text"/>
    <style:style style:name="T24_2" style:family="text"/>
    <style:style style:name="T24_3" style:family="text"/>
    <style:style style:name="P25" style:family="paragraph" style:parent-style-name="Standard">
      <style:paragraph-properties fo:break-before="auto" fo:line-height="115%" fo:margin-bottom="0.353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P26" style:family="paragraph" style:parent-style-name="Standard">
      <style:paragraph-properties fo:break-before="auto" fo:line-height="115%" fo:margin-bottom="0.353cm" style:writing-mode="lr-tb"/>
    </style:style>
    <style:style style:name="T26_1" style:family="text"/>
    <style:style style:name="T26_2" style:family="text"/>
    <style:style style:name="T26_3" style:family="text"/>
    <style:style style:name="P27" style:family="paragraph" style:parent-style-name="Standard">
      <style:paragraph-properties fo:break-before="auto" fo:line-height="115%" fo:margin-bottom="0.353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P28" style:family="paragraph" style:parent-style-name="Standard">
      <style:paragraph-properties fo:break-before="auto" fo:line-height="115%" fo:margin-bottom="0.353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P29" style:family="paragraph" style:parent-style-name="Standard">
      <style:paragraph-properties fo:break-before="auto" fo:line-height="115%" fo:margin-bottom="0.353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P30" style:family="paragraph" style:parent-style-name="Standard">
      <style:paragraph-properties fo:break-before="auto" fo:line-height="115%" fo:margin-bottom="0.353cm" style:writing-mode="lr-tb"/>
    </style:style>
    <style:style style:name="T30_1" style:family="text"/>
    <style:style style:name="T30_2" style:family="text"/>
    <style:style style:name="T30_3" style:family="text"/>
    <style:style style:name="P31" style:family="paragraph" style:parent-style-name="Standard">
      <style:paragraph-properties fo:break-before="auto" fo:line-height="115%" fo:margin-bottom="0.353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P32" style:family="paragraph" style:parent-style-name="Standard">
      <style:paragraph-properties fo:break-before="auto" fo:line-height="115%" fo:margin-bottom="0.353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P33" style:family="paragraph" style:parent-style-name="Standard">
      <style:paragraph-properties fo:break-before="auto" fo:line-height="115%" fo:margin-bottom="0.353cm" style:writing-mode="lr-tb"/>
    </style:style>
    <style:style style:name="T33_1" style:family="text">
      <style:text-properties fo:font-weight="bold" style:font-weight-asian="bold" style:font-weight-complex="bold"/>
    </style:style>
    <style:style style:name="T33_2" style:family="text">
      <style:text-properties fo:font-weight="bold" style:font-weight-asian="bold" style:font-weight-complex="bold"/>
    </style:style>
    <style:style style:name="T33_3" style:family="text">
      <style:text-properties fo:font-weight="bold" style:font-weight-asian="bold" style:font-weight-complex="bold"/>
    </style:style>
    <style:style style:name="T33_4" style:family="text">
      <style:text-properties fo:font-weight="bold" style:font-weight-asian="bold" style:font-weight-complex="bold"/>
    </style:style>
    <style:style style:name="T33_5" style:family="text">
      <style:text-properties fo:font-weight="bold" style:font-weight-asian="bold" style:font-weight-complex="bold"/>
    </style:style>
    <style:style style:name="T33_6" style:family="text">
      <style:text-properties fo:font-weight="bold" style:font-weight-asian="bold" style:font-weight-complex="bold"/>
    </style:style>
    <style:style style:name="T33_7" style:family="text">
      <style:text-properties fo:font-weight="bold" style:font-weight-asian="bold" style:font-weight-complex="bold"/>
    </style:style>
    <style:style style:name="T33_8" style:family="text">
      <style:text-properties fo:font-weight="bold" style:font-weight-asian="bold" style:font-weight-complex="bold"/>
    </style:style>
    <style:style style:name="T33_9" style:family="text">
      <style:text-properties fo:font-weight="bold" style:font-weight-asian="bold" style:font-weight-complex="bold"/>
    </style:style>
    <style:style style:name="T33_10" style:family="text">
      <style:text-properties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fo:margin-bottom="0.353cm" style:writing-mode="lr-tb"/>
    </style:style>
    <style:style style:name="T34_1" style:family="text">
      <style:text-properties style:text-underline-style="solid" style:text-underline-color="font-color"/>
    </style:style>
    <style:style style:name="T34_2" style:family="text">
      <style:text-properties style:text-underline-style="solid" style:text-underline-color="font-color"/>
    </style:style>
    <style:style style:name="T34_3" style:family="text">
      <style:text-properties style:text-underline-style="solid" style:text-underline-color="font-color"/>
    </style:style>
    <style:style style:name="P35" style:family="paragraph" style:parent-style-name="Standard">
      <style:paragraph-properties fo:break-before="auto" fo:line-height="115%" fo:margin-bottom="0.353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P36" style:family="paragraph" style:parent-style-name="Standard">
      <style:paragraph-properties fo:break-before="auto" fo:line-height="115%" fo:margin-bottom="0.353cm" style:writing-mode="lr-tb"/>
    </style:style>
    <style:style style:name="T36_1" style:family="text"/>
    <style:style style:name="T36_2" style:family="text"/>
    <style:style style:name="T36_3" style:family="text"/>
    <style:style style:name="P37" style:family="paragraph" style:parent-style-name="Standard">
      <style:paragraph-properties fo:break-before="auto" fo:line-height="115%" fo:margin-bottom="0.353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P38" style:family="paragraph" style:parent-style-name="Standard">
      <style:paragraph-properties fo:break-before="auto" fo:line-height="115%" fo:margin-bottom="0.353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P39" style:family="paragraph" style:parent-style-name="Standard">
      <style:paragraph-properties fo:break-before="auto" fo:line-height="115%" fo:margin-bottom="0.353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P40" style:family="paragraph" style:parent-style-name="Standard">
      <style:paragraph-properties fo:break-before="auto" fo:line-height="115%" fo:margin-bottom="0.353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P41" style:family="paragraph" style:parent-style-name="Standard">
      <style:paragraph-properties fo:break-before="auto" fo:line-height="115%" fo:margin-bottom="0.353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P42" style:family="paragraph" style:parent-style-name="Standard">
      <style:paragraph-properties fo:break-before="auto" fo:line-height="115%" fo:margin-bottom="0.353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P43" style:family="paragraph" style:parent-style-name="Standard">
      <style:paragraph-properties fo:break-before="auto" fo:line-height="115%" fo:margin-bottom="0.353cm" style:writing-mode="lr-tb"/>
    </style:style>
    <style:style style:name="T43_1" style:family="text"/>
    <style:style style:name="T43_2" style:family="text"/>
    <style:style style:name="T43_3" style:family="text"/>
    <style:style style:name="P44" style:family="paragraph" style:parent-style-name="Standard">
      <style:paragraph-properties fo:break-before="auto" fo:line-height="115%" fo:margin-bottom="0.353cm" style:writing-mode="lr-tb"/>
    </style:style>
    <style:style style:name="T44_1" style:family="text"/>
    <style:style style:name="T44_2" style:family="text"/>
    <style:style style:name="T44_3" style:family="text"/>
    <style:style style:name="P45" style:family="paragraph" style:parent-style-name="Standard">
      <style:paragraph-properties fo:break-before="auto" fo:line-height="115%" fo:margin-bottom="0.353cm" style:writing-mode="lr-tb"/>
    </style:style>
    <style:style style:name="T45_1" style:family="text"/>
    <style:style style:name="P46" style:family="paragraph" style:parent-style-name="Standard">
      <style:paragraph-properties fo:break-before="auto" fo:line-height="115%" fo:margin-bottom="0.353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P47" style:family="paragraph" style:parent-style-name="Standard">
      <style:paragraph-properties fo:break-before="auto" fo:line-height="115%" fo:margin-bottom="0.353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P48" style:family="paragraph" style:parent-style-name="Standard">
      <style:paragraph-properties fo:break-before="auto" fo:line-height="115%" fo:margin-bottom="0.353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P49" style:family="paragraph" style:parent-style-name="Standard">
      <style:paragraph-properties fo:break-before="auto" fo:line-height="115%" fo:margin-bottom="0.353cm" style:writing-mode="lr-tb"/>
    </style:style>
    <style:style style:name="T49_1" style:family="text"/>
    <style:style style:name="T49_2" style:family="text"/>
    <style:style style:name="T49_3" style:family="text"/>
    <style:style style:name="P50" style:family="paragraph" style:parent-style-name="Standard">
      <style:paragraph-properties fo:break-before="auto" fo:line-height="115%" fo:margin-bottom="0.353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P51" style:family="paragraph" style:parent-style-name="Standard">
      <style:paragraph-properties fo:break-before="auto" fo:line-height="115%" fo:margin-bottom="0.353cm" style:writing-mode="lr-tb"/>
    </style:style>
    <style:style style:name="T51_1" style:family="text"/>
    <style:style style:name="P52" style:family="paragraph" style:parent-style-name="Standard">
      <style:paragraph-properties fo:break-before="auto" fo:line-height="115%" fo:margin-bottom="0.353cm" style:writing-mode="lr-tb"/>
    </style:style>
    <style:style style:name="T52_1" style:family="text">
      <style:text-properties style:text-underline-style="solid" style:text-underline-color="font-color"/>
    </style:style>
    <style:style style:name="T52_2" style:family="text">
      <style:text-properties style:text-underline-style="solid" style:text-underline-color="font-color"/>
    </style:style>
    <style:style style:name="P53" style:family="paragraph" style:parent-style-name="Standard">
      <style:paragraph-properties fo:break-before="auto" fo:line-height="115%" fo:margin-bottom="0.353cm" style:writing-mode="lr-tb"/>
    </style:style>
    <style:style style:name="T53_1" style:family="text"/>
    <style:style style:name="P54" style:family="paragraph" style:parent-style-name="Standard">
      <style:paragraph-properties fo:break-before="auto" fo:line-height="115%" fo:margin-bottom="0.353cm" style:writing-mode="lr-tb"/>
    </style:style>
    <style:style style:name="T54_1" style:family="text"/>
    <style:style style:name="P55" style:family="paragraph" style:parent-style-name="Standard">
      <style:paragraph-properties fo:break-before="auto" fo:line-height="115%" fo:margin-bottom="0.353cm" style:writing-mode="lr-tb"/>
    </style:style>
    <style:style style:name="T55_1" style:family="text"/>
    <style:style style:name="T55_2" style:family="text"/>
    <style:style style:name="T55_3" style:family="text"/>
    <style:style style:name="P56" style:family="paragraph" style:parent-style-name="Standard">
      <style:paragraph-properties fo:break-before="auto" fo:line-height="115%" fo:margin-bottom="0.353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P57" style:family="paragraph" style:parent-style-name="Standard">
      <style:paragraph-properties fo:break-before="auto" fo:line-height="115%" fo:margin-bottom="0.353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P58" style:family="paragraph" style:parent-style-name="Standard">
      <style:paragraph-properties fo:break-before="auto" fo:line-height="115%" fo:margin-bottom="0.353cm" style:writing-mode="lr-tb"/>
    </style:style>
    <style:style style:name="T58_1" style:family="text"/>
    <style:style style:name="T58_2" style:family="text"/>
    <style:style style:name="T58_3" style:family="text"/>
    <style:style style:name="P59" style:family="paragraph" style:parent-style-name="Standard">
      <style:paragraph-properties fo:break-before="auto" fo:line-height="115%" fo:margin-bottom="0.353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P60" style:family="paragraph" style:parent-style-name="Standard">
      <style:paragraph-properties fo:break-before="auto" fo:line-height="115%" fo:margin-bottom="0.353cm" style:writing-mode="lr-tb"/>
    </style:style>
    <style:style style:name="T60_1" style:family="text"/>
    <style:style style:name="T60_2" style:family="text">
      <style:text-properties fo:font-weight="bold" style:font-weight-asian="bold" style:font-weight-complex="bold" style:text-underline-style="solid" style:text-underline-color="font-color"/>
    </style:style>
    <style:style style:name="T60_3" style:family="text">
      <style:text-properties fo:font-weight="bold" style:font-weight-asian="bold" style:font-weight-complex="bold" style:text-underline-style="solid" style:text-underline-color="font-color"/>
    </style:style>
    <style:style style:name="T60_4" style:family="text">
      <style:text-properties fo:font-weight="bold" style:font-weight-asian="bold" style:font-weight-complex="bold" style:text-underline-style="solid" style:text-underline-color="font-color"/>
    </style:style>
    <style:style style:name="P61" style:family="paragraph" style:parent-style-name="Standard">
      <style:paragraph-properties fo:break-before="auto" fo:line-height="115%" fo:margin-bottom="0.353cm" style:writing-mode="lr-tb"/>
    </style:style>
    <style:style style:name="T61_1" style:family="text"/>
    <style:style style:name="T61_2" style:family="text"/>
    <style:style style:name="T61_3" style:family="text"/>
    <style:style style:name="P62" style:family="paragraph" style:parent-style-name="Standard">
      <style:paragraph-properties fo:break-before="auto" fo:line-height="115%" fo:margin-bottom="0.353cm" style:writing-mode="lr-tb"/>
    </style:style>
    <style:style style:name="T62_1" style:family="text"/>
    <style:style style:name="T62_2" style:family="text"/>
    <style:style style:name="T62_3" style:family="text"/>
    <style:style style:name="P63" style:family="paragraph" style:parent-style-name="Standard">
      <style:paragraph-properties fo:break-before="auto" fo:line-height="115%" fo:margin-bottom="0.353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P64" style:family="paragraph" style:parent-style-name="Standard">
      <style:paragraph-properties fo:break-before="auto" fo:line-height="115%" fo:margin-bottom="0.353cm" style:writing-mode="lr-tb"/>
    </style:style>
    <style:style style:name="T64_1" style:family="text"/>
    <style:style style:name="T64_2" style:family="text"/>
    <style:style style:name="T64_3" style:family="text"/>
    <style:style style:name="P65" style:family="paragraph" style:parent-style-name="Standard">
      <style:paragraph-properties fo:break-before="auto" fo:line-height="115%" fo:margin-bottom="0.353cm" style:writing-mode="lr-tb"/>
    </style:style>
    <style:style style:name="T65_1" style:family="text"/>
    <style:style style:name="P66" style:family="paragraph" style:parent-style-name="Standard">
      <style:paragraph-properties fo:break-before="auto" fo:line-height="115%" fo:margin-bottom="0.353cm" style:writing-mode="lr-tb"/>
    </style:style>
    <style:style style:name="T66_1" style:family="text"/>
    <style:style style:name="T66_2" style:family="text">
      <style:text-properties fo:font-weight="bold" style:font-weight-asian="bold" style:font-weight-complex="bold" style:text-underline-style="solid" style:text-underline-color="font-color"/>
    </style:style>
    <style:style style:name="T66_3" style:family="text">
      <style:text-properties fo:font-weight="bold" style:font-weight-asian="bold" style:font-weight-complex="bold" style:text-underline-style="solid" style:text-underline-color="font-color"/>
    </style:style>
    <style:style style:name="T66_4" style:family="text">
      <style:text-properties fo:font-weight="bold" style:font-weight-asian="bold" style:font-weight-complex="bold" style:text-underline-style="solid" style:text-underline-color="font-color"/>
    </style:style>
    <style:style style:name="T66_5" style:family="text">
      <style:text-properties fo:font-weight="bold" style:font-weight-asian="bold" style:font-weight-complex="bold" style:text-underline-style="solid" style:text-underline-color="font-color"/>
    </style:style>
    <style:style style:name="P67" style:family="paragraph" style:parent-style-name="Standard">
      <style:paragraph-properties fo:break-before="auto" fo:text-indent="-0.635cm" fo:line-height="115%" fo:margin-left="1.27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P68" style:family="paragraph" style:parent-style-name="Standard">
      <style:paragraph-properties fo:break-before="auto" fo:text-indent="-0.635cm" fo:line-height="115%" fo:margin-left="1.27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P69" style:family="paragraph" style:parent-style-name="Standard">
      <style:paragraph-properties fo:break-before="auto" fo:text-indent="-0.635cm" fo:line-height="115%" fo:margin-left="1.27cm" style:writing-mode="lr-tb"/>
    </style:style>
    <style:style style:name="T69_1" style:family="text"/>
    <style:style style:name="T69_2" style:family="text"/>
    <style:style style:name="P70" style:family="paragraph" style:parent-style-name="Standard">
      <style:paragraph-properties fo:break-before="auto" fo:text-indent="-0.635cm" fo:line-height="115%" fo:margin-left="1.27cm" style:writing-mode="lr-tb"/>
    </style:style>
    <style:style style:name="T70_1" style:family="text"/>
    <style:style style:name="T70_2" style:family="text"/>
    <style:style style:name="P71" style:family="paragraph" style:parent-style-name="Standard">
      <style:paragraph-properties fo:break-before="auto" fo:text-indent="-0.635cm" fo:line-height="115%" fo:margin-left="1.27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P72" style:family="paragraph" style:parent-style-name="Standard">
      <style:paragraph-properties fo:break-before="auto" fo:text-indent="-0.635cm" fo:line-height="115%" fo:margin-left="1.27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P73" style:family="paragraph" style:parent-style-name="Standard">
      <style:paragraph-properties fo:break-before="auto" fo:text-indent="-0.635cm" fo:line-height="115%" fo:margin-left="1.27cm" style:writing-mode="lr-tb"/>
    </style:style>
    <style:style style:name="T73_1" style:family="text"/>
    <style:style style:name="T73_2" style:family="text"/>
    <style:style style:name="P74" style:family="paragraph" style:parent-style-name="Standard">
      <style:paragraph-properties fo:break-before="auto" fo:text-indent="0cm" fo:line-height="115%" fo:margin-left="1.27cm" style:writing-mode="lr-tb"/>
    </style:style>
    <style:style style:name="T74_1" style:family="text"/>
    <style:style style:name="P75" style:family="paragraph" style:parent-style-name="Standard">
      <style:paragraph-properties fo:break-before="auto" fo:text-indent="0cm" fo:line-height="115%" fo:margin-left="1.27cm" style:writing-mode="lr-tb"/>
    </style:style>
    <style:style style:name="T75_1" style:family="text">
      <style:text-properties fo:font-weight="bold" style:font-weight-asian="bold" style:font-weight-complex="bold"/>
    </style:style>
    <style:style style:name="T75_2" style:family="text">
      <style:text-properties fo:font-weight="bold" style:font-weight-asian="bold" style:font-weight-complex="bold"/>
    </style:style>
    <style:style style:name="T75_3" style:family="text">
      <style:text-properties fo:font-weight="bold" style:font-weight-asian="bold" style:font-weight-complex="bold"/>
    </style:style>
    <style:style style:name="T75_4" style:family="text">
      <style:text-properties fo:font-weight="bold" style:font-weight-asian="bold" style:font-weight-complex="bold"/>
    </style:style>
    <style:style style:name="T75_5" style:family="text">
      <style:text-properties fo:font-weight="bold" style:font-weight-asian="bold" style:font-weight-complex="bold"/>
    </style:style>
    <style:style style:name="T75_6" style:family="text">
      <style:text-properties fo:font-weight="bold" style:font-weight-asian="bold" style:font-weight-complex="bold"/>
    </style:style>
    <style:style style:name="T75_7" style:family="text">
      <style:text-properties fo:font-weight="bold" style:font-weight-asian="bold" style:font-weight-complex="bold"/>
    </style:style>
    <style:style style:name="T75_8" style:family="text">
      <style:text-properties fo:font-weight="bold" style:font-weight-asian="bold" style:font-weight-complex="bold"/>
    </style:style>
    <style:style style:name="T75_9" style:family="text">
      <style:text-properties fo:font-weight="bold" style:font-weight-asian="bold" style:font-weight-complex="bold"/>
    </style:style>
    <style:style style:name="T75_10" style:family="text">
      <style:text-properties fo:font-weight="bold" style:font-weight-asian="bold" style:font-weight-complex="bold"/>
    </style:style>
    <style:style style:name="T75_11" style:family="text">
      <style:text-properties fo:font-weight="bold" style:font-weight-asian="bold" style:font-weight-complex="bold"/>
    </style:style>
    <style:style style:name="P76" style:family="paragraph" style:parent-style-name="Standard">
      <style:paragraph-properties fo:break-before="auto" fo:text-indent="-0.635cm" fo:line-height="115%" fo:margin-left="1.27cm" style:writing-mode="lr-tb"/>
    </style:style>
    <style:style style:name="T76_1" style:family="text"/>
    <style:style style:name="T76_2" style:family="text">
      <style:text-properties style:text-underline-style="solid" style:text-underline-color="font-color"/>
    </style:style>
    <style:style style:name="P77" style:family="paragraph" style:parent-style-name="Standard">
      <style:paragraph-properties fo:break-before="auto" fo:text-indent="-0.635cm" fo:line-height="115%" fo:margin-left="1.27cm" style:writing-mode="lr-tb"/>
      <style:text-properties style:text-underline-style="solid" style:text-underline-color="font-color"/>
    </style:style>
    <style:style style:name="P78" style:family="paragraph" style:parent-style-name="Standard">
      <style:paragraph-properties fo:break-before="auto" fo:text-indent="0cm" fo:line-height="115%" fo:margin-left="0.635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P79" style:family="paragraph" style:parent-style-name="Standard">
      <style:paragraph-properties fo:break-before="auto" fo:text-indent="-0.635cm" fo:line-height="115%" fo:margin-left="1.27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P80" style:family="paragraph" style:parent-style-name="Standard">
      <style:paragraph-properties fo:break-before="auto" fo:text-indent="-0.635cm" fo:line-height="115%" fo:margin-left="1.27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P81" style:family="paragraph" style:parent-style-name="Standard">
      <style:paragraph-properties fo:break-before="auto" fo:text-indent="-0.635cm" fo:line-height="115%" fo:margin-left="1.27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P82" style:family="paragraph" style:parent-style-name="Standard">
      <style:paragraph-properties fo:break-before="auto" fo:text-indent="-0.635cm" fo:line-height="115%" fo:margin-left="1.27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P83" style:family="paragraph" style:parent-style-name="Standard">
      <style:paragraph-properties fo:break-before="auto" fo:text-indent="-0.635cm" fo:line-height="115%" fo:margin-left="1.27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P84" style:family="paragraph" style:parent-style-name="Standard">
      <style:paragraph-properties fo:break-before="auto" fo:text-indent="-0.635cm" fo:line-height="115%" fo:margin-left="1.27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P85" style:family="paragraph" style:parent-style-name="Standard">
      <style:paragraph-properties fo:break-before="auto" fo:text-indent="0cm" fo:line-height="115%" fo:margin-bottom="0.353cm" fo:margin-left="1.27cm" style:writing-mode="lr-tb"/>
    </style:style>
    <style:style style:name="T85_1" style:family="text"/>
    <style:style style:name="P86" style:family="paragraph" style:parent-style-name="Standard">
      <style:paragraph-properties fo:break-before="auto" fo:line-height="115%" fo:margin-bottom="0.353cm" style:writing-mode="lr-tb"/>
    </style:style>
    <style:style style:name="T86_1" style:family="text">
      <style:text-properties style:text-underline-style="solid" style:text-underline-color="font-color"/>
    </style:style>
    <style:style style:name="T86_2" style:family="text">
      <style:text-properties style:text-underline-style="solid" style:text-underline-color="font-color"/>
    </style:style>
    <style:style style:name="T86_3" style:family="text">
      <style:text-properties style:text-underline-style="solid" style:text-underline-color="font-color"/>
    </style:style>
    <style:style style:name="T86_4" style:family="text">
      <style:text-properties style:text-underline-style="solid" style:text-underline-color="font-color"/>
    </style:style>
    <style:style style:name="T86_5" style:family="text">
      <style:text-properties style:text-underline-style="solid" style:text-underline-color="font-color"/>
    </style:style>
    <style:style style:name="T86_6" style:family="text">
      <style:text-properties style:text-underline-style="solid" style:text-underline-color="font-color"/>
    </style:style>
    <style:style style:name="T86_7" style:family="text">
      <style:text-properties style:text-underline-style="solid" style:text-underline-color="font-color"/>
    </style:style>
    <style:style style:name="T86_8" style:family="text">
      <style:text-properties style:text-underline-style="solid" style:text-underline-color="font-color"/>
    </style:style>
    <style:style style:name="T86_9" style:family="text">
      <style:text-properties style:text-underline-style="solid" style:text-underline-color="font-color"/>
    </style:style>
    <style:style style:name="P87" style:family="paragraph" style:parent-style-name="Standard">
      <style:paragraph-properties fo:break-before="auto" fo:text-indent="-0.635cm" fo:line-height="115%" fo:margin-left="1.27cm" style:writing-mode="lr-tb"/>
    </style:style>
    <style:style style:name="T87_1" style:family="text"/>
    <style:style style:name="T87_2" style:family="text"/>
    <style:style style:name="P88" style:family="paragraph" style:parent-style-name="Standard">
      <style:paragraph-properties fo:break-before="auto" fo:text-indent="-0.635cm" fo:line-height="115%" fo:margin-left="1.27cm" style:writing-mode="lr-tb"/>
    </style:style>
    <style:style style:name="T88_1" style:family="text"/>
    <style:style style:name="T88_2" style:family="text"/>
    <style:style style:name="P89" style:family="paragraph" style:parent-style-name="Standard">
      <style:paragraph-properties fo:break-before="auto" fo:text-indent="-0.635cm" fo:line-height="115%" fo:margin-left="1.27cm" style:writing-mode="lr-tb"/>
    </style:style>
    <style:style style:name="T89_1" style:family="text"/>
    <style:style style:name="T89_2" style:family="text"/>
    <style:style style:name="P90" style:family="paragraph" style:parent-style-name="Standard">
      <style:paragraph-properties fo:break-before="auto" fo:text-indent="-0.635cm" fo:line-height="115%" fo:margin-left="1.27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P91" style:family="paragraph" style:parent-style-name="Standard">
      <style:paragraph-properties fo:break-before="auto" fo:text-indent="-0.635cm" fo:line-height="115%" fo:margin-left="1.27cm" style:writing-mode="lr-tb"/>
    </style:style>
    <style:style style:name="T91_1" style:family="text"/>
    <style:style style:name="T91_2" style:family="text"/>
    <style:style style:name="P92" style:family="paragraph" style:parent-style-name="Standard">
      <style:paragraph-properties fo:break-before="auto" fo:text-indent="-0.635cm" fo:line-height="115%" fo:margin-left="1.27cm" style:writing-mode="lr-tb"/>
    </style:style>
    <style:style style:name="T92_1" style:family="text"/>
    <style:style style:name="T92_2" style:family="text"/>
    <style:style style:name="P93" style:family="paragraph" style:parent-style-name="Standard">
      <style:paragraph-properties fo:break-before="auto" fo:text-indent="-0.635cm" fo:line-height="115%" fo:margin-left="1.27cm" style:writing-mode="lr-tb"/>
    </style:style>
    <style:style style:name="T93_1" style:family="text"/>
    <style:style style:name="T93_2" style:family="text"/>
    <style:style style:name="P94" style:family="paragraph" style:parent-style-name="Standard">
      <style:paragraph-properties fo:break-before="auto" fo:text-indent="-0.635cm" fo:line-height="115%" fo:margin-left="1.27cm" style:writing-mode="lr-tb"/>
    </style:style>
    <style:style style:name="T94_1" style:family="text"/>
    <style:style style:name="T94_2" style:family="text"/>
    <style:style style:name="P95" style:family="paragraph" style:parent-style-name="Standard">
      <style:paragraph-properties fo:break-before="auto" fo:text-indent="-0.635cm" fo:line-height="115%" fo:margin-left="1.27cm" style:writing-mode="lr-tb"/>
    </style:style>
    <style:style style:name="T95_1" style:family="text"/>
    <style:style style:name="T95_2" style:family="text"/>
    <style:style style:name="P96" style:family="paragraph" style:parent-style-name="Standard">
      <style:paragraph-properties fo:break-before="auto" fo:text-indent="-0.635cm" fo:line-height="115%" fo:margin-left="1.27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P97" style:family="paragraph" style:parent-style-name="Standard">
      <style:paragraph-properties fo:break-before="auto" fo:text-indent="0cm" fo:line-height="115%" fo:margin-left="1.27cm" style:writing-mode="lr-tb"/>
    </style:style>
    <style:style style:name="T97_1" style:family="text"/>
    <style:style style:name="P98" style:family="paragraph" style:parent-style-name="Standard">
      <style:paragraph-properties fo:break-before="auto" fo:text-indent="0cm" fo:line-height="115%" fo:margin-bottom="0.353cm" fo:margin-left="1.27cm" style:writing-mode="lr-tb"/>
    </style:style>
    <style:style style:name="T98_1" style:family="text"/>
    <style:style style:name="P99" style:family="paragraph" style:parent-style-name="Standard">
      <style:paragraph-properties fo:break-before="auto" fo:line-height="115%" fo:margin-bottom="0.353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P100" style:family="paragraph" style:parent-style-name="Standard">
      <style:paragraph-properties fo:break-before="auto" fo:line-height="115%" fo:margin-bottom="0.353cm" style:writing-mode="lr-tb"/>
    </style:style>
    <style:style style:name="T100_1" style:family="text"/>
    <style:style style:name="T100_2" style:family="text"/>
    <style:style style:name="T100_3" style:family="text"/>
    <style:style style:name="P101" style:family="paragraph" style:parent-style-name="Standard">
      <style:paragraph-properties fo:break-before="auto" fo:line-height="115%" fo:margin-bottom="0.353cm" style:writing-mode="lr-tb"/>
    </style:style>
    <style:style style:name="T101_1" style:family="text"/>
    <style:style style:name="T101_2" style:family="text"/>
    <style:style style:name="T101_3" style:family="text"/>
    <style:style style:name="P102" style:family="paragraph" style:parent-style-name="Standard">
      <style:paragraph-properties fo:break-before="auto" fo:line-height="115%" fo:margin-bottom="0.353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P103" style:family="paragraph" style:parent-style-name="Standard">
      <style:paragraph-properties fo:break-before="auto" fo:line-height="115%" fo:margin-bottom="0.353cm" style:writing-mode="lr-tb"/>
    </style:style>
    <style:style style:name="T103_1" style:family="text"/>
    <style:style style:name="T103_2" style:family="text"/>
    <style:style style:name="T103_3" style:family="text"/>
    <style:style style:name="P104" style:family="paragraph" style:parent-style-name="Standard">
      <style:paragraph-properties fo:break-before="auto" fo:line-height="115%" fo:margin-bottom="0.353cm" style:writing-mode="lr-tb"/>
    </style:style>
    <style:style style:name="T104_1" style:family="text"/>
    <style:style style:name="T104_2" style:family="text"/>
    <style:style style:name="T104_3" style:family="text"/>
    <style:style style:name="P105" style:family="paragraph" style:parent-style-name="Standard">
      <style:paragraph-properties fo:break-before="auto" fo:line-height="115%" fo:margin-bottom="0.353cm" style:writing-mode="lr-tb"/>
    </style:style>
    <style:style style:name="T105_1" style:family="text"/>
    <style:style style:name="P106" style:family="paragraph" style:parent-style-name="Standard">
      <style:paragraph-properties fo:break-before="auto" fo:text-indent="-0.635cm" fo:line-height="115%" fo:margin-left="1.27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P107" style:family="paragraph" style:parent-style-name="Standard">
      <style:paragraph-properties fo:break-before="auto" fo:text-indent="-0.635cm" fo:line-height="115%" fo:margin-left="1.27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P108" style:family="paragraph" style:parent-style-name="Standard">
      <style:paragraph-properties fo:break-before="auto" fo:text-indent="-0.635cm" fo:line-height="115%" fo:margin-left="1.27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P109" style:family="paragraph" style:parent-style-name="Standard">
      <style:paragraph-properties fo:break-before="auto" fo:text-indent="-0.635cm" fo:line-height="115%" fo:margin-left="1.27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P110" style:family="paragraph" style:parent-style-name="Standard">
      <style:paragraph-properties fo:break-before="auto" fo:text-indent="-0.635cm" fo:line-height="115%" fo:margin-left="1.27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P111" style:family="paragraph" style:parent-style-name="Standard">
      <style:paragraph-properties fo:break-before="auto" fo:text-indent="0cm" fo:line-height="115%" fo:margin-bottom="0.353cm" fo:margin-left="1.27cm" style:writing-mode="lr-tb"/>
    </style:style>
    <style:style style:name="T111_1" style:family="text"/>
    <style:style style:name="P112" style:family="paragraph" style:parent-style-name="Standard">
      <style:paragraph-properties fo:break-before="auto" fo:line-height="115%" fo:margin-bottom="0.353cm" style:writing-mode="lr-tb"/>
    </style:style>
    <style:style style:name="T112_1" style:family="text"/>
    <style:style style:name="P113" style:family="paragraph" style:parent-style-name="Standard">
      <style:paragraph-properties fo:break-before="auto" fo:line-height="115%" fo:margin-bottom="0.353cm" style:writing-mode="lr-tb"/>
    </style:style>
    <style:style style:name="P114" style:family="paragraph" style:parent-style-name="Standard">
      <style:paragraph-properties fo:break-before="auto" fo:line-height="115%" fo:margin-bottom="0.353cm" style:writing-mode="lr-tb"/>
    </style:style>
    <style:style style:name="P115" style:family="paragraph" style:parent-style-name="Standard">
      <style:paragraph-properties fo:break-before="auto" fo:line-height="115%" fo:margin-bottom="0.353cm" style:writing-mode="lr-tb"/>
    </style:style>
    <style:style style:name="T115_1" style:family="text">
      <style:text-properties fo:font-weight="bold" style:font-weight-asian="bold" style:font-weight-complex="bold" style:text-underline-style="solid" style:text-underline-color="font-color"/>
    </style:style>
    <style:style style:name="T115_2" style:family="text">
      <style:text-properties fo:font-weight="bold" style:font-weight-asian="bold" style:font-weight-complex="bold" style:text-underline-style="solid" style:text-underline-color="font-color"/>
    </style:style>
    <style:style style:name="T115_3" style:family="text">
      <style:text-properties fo:font-weight="bold" style:font-weight-asian="bold" style:font-weight-complex="bold" style:text-underline-style="solid" style:text-underline-color="font-color"/>
    </style:style>
    <style:style style:name="T115_4" style:family="text">
      <style:text-properties fo:font-weight="bold" style:font-weight-asian="bold" style:font-weight-complex="bold" style:text-underline-style="solid" style:text-underline-color="font-color"/>
    </style:style>
    <style:style style:name="T115_5" style:family="text">
      <style:text-properties fo:font-weight="bold" style:font-weight-asian="bold" style:font-weight-complex="bold" style:text-underline-style="solid" style:text-underline-color="font-color"/>
    </style:style>
    <style:style style:name="P116" style:family="paragraph" style:parent-style-name="Standard">
      <style:paragraph-properties fo:break-before="auto" fo:line-height="115%" fo:margin-bottom="0.353cm" style:writing-mode="lr-tb"/>
    </style:style>
    <style:style style:name="T116_1" style:family="text"/>
    <style:style style:name="T116_2" style:family="text">
      <style:text-properties fo:font-weight="bold" style:font-weight-asian="bold" style:font-weight-complex="bold" style:text-underline-style="solid" style:text-underline-color="font-color"/>
    </style:style>
    <style:style style:name="T116_3" style:family="text">
      <style:text-properties fo:font-weight="bold" style:font-weight-asian="bold" style:font-weight-complex="bold" style:text-underline-style="solid" style:text-underline-color="font-color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P130" style:family="paragraph" style:parent-style-name="Standard">
      <style:paragraph-properties fo:break-before="auto" fo:line-height="115%" style:writing-mode="lr-tb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fo:font-weight="bold" style:font-weight-asian="bold" style:font-weight-complex="bold" style:text-underline-style="solid" style:text-underline-color="font-color"/>
    </style:style>
    <style:style style:name="T137_2" style:family="text">
      <style:text-properties fo:font-weight="bold" style:font-weight-asian="bold" style:font-weight-complex="bold" style:text-underline-style="solid" style:text-underline-color="font-color"/>
    </style:style>
    <style:style style:name="T137_3" style:family="text">
      <style:text-properties fo:font-weight="bold" style:font-weight-asian="bold" style:font-weight-complex="bold" style:text-underline-style="solid" style:text-underline-color="font-color"/>
    </style:style>
    <style:style style:name="T137_4" style:family="text">
      <style:text-properties fo:font-weight="bold" style:font-weight-asian="bold" style:font-weight-complex="bold" style:text-underline-style="solid" style:text-underline-color="font-color"/>
    </style:style>
    <style:style style:name="T137_5" style:family="text">
      <style:text-properties fo:font-weight="bold" style:font-weight-asian="bold" style:font-weight-complex="bold" style:text-underline-style="solid" style:text-underline-color="font-color"/>
    </style:style>
    <style:style style:name="P13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P140" style:family="paragraph" style:parent-style-name="Standard">
      <style:paragraph-properties fo:break-before="auto" fo:line-height="115%" style:writing-mode="lr-tb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>
      <style:text-properties fo:font-weight="bold" style:font-weight-asian="bold" style:font-weight-complex="bold" style:text-underline-style="solid" style:text-underline-color="font-color"/>
    </style:style>
    <style:style style:name="P14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P148" style:family="paragraph" style:parent-style-name="Standard">
      <style:paragraph-properties fo:break-before="auto" fo:line-height="115%" style:writing-mode="lr-tb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P154" style:family="paragraph" style:parent-style-name="Standard">
      <style:paragraph-properties fo:break-before="auto" fo:line-height="115%" style:writing-mode="lr-tb"/>
    </style:style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>
      <style:text-properties fo:font-size="9pt" style:font-size-asian="9pt" style:font-size-complex="9pt"/>
    </style:style>
    <style:style style:name="T155_3" style:family="text">
      <style:text-properties fo:font-size="9pt" style:font-size-asian="9pt" style:font-size-complex="9pt"/>
    </style:style>
    <style:style style:name="T155_4" style:family="text">
      <style:text-properties fo:font-size="9pt" style:font-size-asian="9pt" style:font-size-complex="9pt"/>
    </style:style>
    <style:style style:name="T155_5" style:family="text">
      <style:text-properties fo:font-size="9pt" style:font-size-asian="9pt" style:font-size-complex="9pt"/>
    </style:style>
    <style:style style:name="T155_6" style:family="text">
      <style:text-properties fo:font-size="9pt" style:font-size-asian="9pt" style:font-size-complex="9pt"/>
    </style:style>
    <style:style style:name="T155_7" style:family="text">
      <style:text-properties fo:font-size="9pt" style:font-size-asian="9pt" style:font-size-complex="9pt"/>
    </style:style>
    <style:style style:name="T155_8" style:family="text">
      <style:text-properties fo:font-size="9pt" style:font-size-asian="9pt" style:font-size-complex="9pt"/>
    </style:style>
    <style:style style:name="T155_9" style:family="text">
      <style:text-properties fo:font-size="9pt" style:font-size-asian="9pt" style:font-size-complex="9pt"/>
    </style:style>
    <style:style style:name="T155_10" style:family="text">
      <style:text-properties fo:font-size="9pt" style:font-size-asian="9pt" style:font-size-complex="9pt"/>
    </style:style>
    <style:style style:name="T155_11" style:family="text">
      <style:text-properties fo:font-size="9pt" style:font-size-asian="9pt" style:font-size-complex="9pt"/>
    </style:style>
    <style:style style:name="T155_12" style:family="text">
      <style:text-properties fo:font-size="9pt" style:font-size-asian="9pt" style:font-size-complex="9pt"/>
    </style:style>
    <style:style style:name="T155_13" style:family="text">
      <style:text-properties fo:font-size="9pt" style:font-size-asian="9pt" style:font-size-complex="9pt"/>
    </style:style>
    <style:style style:name="T155_14" style:family="text">
      <style:text-properties fo:font-size="9pt" style:font-size-asian="9pt" style:font-size-complex="9pt"/>
    </style:style>
    <style:style style:name="T155_15" style:family="text">
      <style:text-properties fo:font-size="9pt" style:font-size-asian="9pt" style:font-size-complex="9pt"/>
    </style:style>
    <style:style style:name="T155_16" style:family="text">
      <style:text-properties fo:font-size="9pt" style:font-size-asian="9pt" style:font-size-complex="9pt"/>
    </style:style>
    <style:style style:name="T155_17" style:family="text">
      <style:text-properties fo:font-size="9pt" style:font-size-asian="9pt" style:font-size-complex="9pt"/>
    </style:style>
    <style:style style:name="T155_18" style:family="text">
      <style:text-properties fo:font-size="9pt" style:font-size-asian="9pt" style:font-size-complex="9pt"/>
    </style:style>
    <style:style style:name="T155_19" style:family="text">
      <style:text-properties fo:font-size="9pt" style:font-size-asian="9pt" style:font-size-complex="9pt"/>
    </style:style>
    <style:style style:name="T155_20" style:family="text">
      <style:text-properties fo:font-size="9pt" style:font-size-asian="9pt" style:font-size-complex="9pt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>
      <style:text-properties fo:font-size="9pt" style:font-size-asian="9pt" style:font-size-complex="9pt"/>
    </style:style>
    <style:style style:name="T156_2" style:family="text">
      <style:text-properties fo:font-size="9pt" style:font-size-asian="9pt" style:font-size-complex="9pt"/>
    </style:style>
    <style:style style:name="T156_3" style:family="text">
      <style:text-properties fo:font-size="9pt" style:font-size-asian="9pt" style:font-size-complex="9pt"/>
    </style:style>
    <style:style style:name="T156_4" style:family="text">
      <style:text-properties fo:font-size="9pt" style:font-size-asian="9pt" style:font-size-complex="9pt"/>
    </style:style>
    <style:style style:name="T156_5" style:family="text">
      <style:text-properties fo:font-size="9pt" style:font-size-asian="9pt" style:font-size-complex="9pt"/>
    </style:style>
    <style:style style:name="T156_6" style:family="text">
      <style:text-properties fo:font-size="9pt" style:font-size-asian="9pt" style:font-size-complex="9pt"/>
    </style:style>
    <style:style style:name="T156_7" style:family="text">
      <style:text-properties fo:font-size="9pt" style:font-size-asian="9pt" style:font-size-complex="9pt"/>
    </style:style>
    <style:style style:name="T156_8" style:family="text">
      <style:text-properties fo:font-size="9pt" style:font-size-asian="9pt" style:font-size-complex="9pt"/>
    </style:style>
    <style:style style:name="P157" style:family="paragraph" style:parent-style-name="Standard">
      <style:paragraph-properties fo:break-before="auto" fo:line-height="115%" style:writing-mode="lr-tb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P159" style:family="paragraph" style:parent-style-name="Standard">
      <style:paragraph-properties fo:break-before="auto" fo:line-height="115%" style:writing-mode="lr-tb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P161" style:family="paragraph" style:parent-style-name="Standard">
      <style:paragraph-properties fo:break-before="auto" fo:line-height="115%" style:writing-mode="lr-tb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P163" style:family="paragraph" style:parent-style-name="Standard">
      <style:paragraph-properties fo:break-before="auto" fo:line-height="115%" style:writing-mode="lr-tb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P165" style:family="paragraph" style:parent-style-name="Standard">
      <style:paragraph-properties fo:break-before="auto" fo:line-height="115%" style:writing-mode="lr-tb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P167" style:family="paragraph" style:parent-style-name="Standard">
      <style:paragraph-properties fo:break-before="auto" fo:line-height="115%" style:writing-mode="lr-tb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P169" style:family="paragraph" style:parent-style-name="Standard">
      <style:paragraph-properties fo:break-before="auto" fo:line-height="115%" fo:margin-bottom="0.353cm" style:writing-mode="lr-tb"/>
      <style:text-properties fo:font-size="12pt" style:font-size-asian="12pt" style:font-size-complex="12pt"/>
    </style:style>
    <style:style style:name="P170" style:family="paragraph" style:parent-style-name="Standard">
      <style:paragraph-properties fo:break-before="auto" fo:line-height="115%" fo:margin-bottom="0.353cm" style:writing-mode="lr-tb"/>
    </style:style>
    <style:style style:name="T170_1" style:family="text"/>
    <style:style style:name="T170_2" style:family="text">
      <style:text-properties fo:font-weight="bold" style:font-weight-asian="bold" style:font-weight-complex="bold"/>
    </style:style>
    <style:style style:name="T170_3" style:family="text">
      <style:text-properties fo:font-weight="bold" style:font-weight-asian="bold" style:font-weight-complex="bold"/>
    </style:style>
    <style:style style:name="T170_4" style:family="text">
      <style:text-properties fo:font-weight="bold" style:font-weight-asian="bold" style:font-weight-complex="bold"/>
    </style:style>
    <style:style style:name="T170_5" style:family="text">
      <style:text-properties fo:font-weight="bold" style:font-weight-asian="bold" style:font-weight-complex="bold"/>
    </style:style>
    <style:style style:name="T170_6" style:family="text">
      <style:text-properties fo:font-weight="bold" style:font-weight-asian="bold" style:font-weight-complex="bold"/>
    </style:style>
    <style:style style:name="T170_7" style:family="text">
      <style:text-properties fo:font-weight="bold" style:font-weight-asian="bold" style:font-weight-complex="bold"/>
    </style:style>
    <style:style style:name="T170_8" style:family="text">
      <style:text-properties fo:font-weight="bold" style:font-weight-asian="bold" style:font-weight-complex="bold"/>
    </style:style>
    <style:style style:name="T170_9" style:family="text">
      <style:text-properties fo:font-weight="bold" style:font-weight-asian="bold" style:font-weight-complex="bold"/>
    </style:style>
    <style:style style:name="T170_10" style:family="text">
      <style:text-properties fo:font-weight="bold" style:font-weight-asian="bold" style:font-weight-complex="bold"/>
    </style:style>
    <style:style style:name="T170_11" style:family="text">
      <style:text-properties fo:font-weight="bold" style:font-weight-asian="bold" style:font-weight-complex="bold"/>
    </style:style>
    <style:style style:name="T170_12" style:family="text">
      <style:text-properties fo:font-weight="bold" style:font-weight-asian="bold" style:font-weight-complex="bold"/>
    </style:style>
    <style:style style:name="T170_13" style:family="text">
      <style:text-properties fo:font-weight="bold" style:font-weight-asian="bold" style:font-weight-complex="bold"/>
    </style:style>
    <style:style style:name="P171" style:family="paragraph" style:parent-style-name="Standard">
      <style:paragraph-properties fo:break-before="auto" fo:line-height="115%" fo:margin-bottom="0.353cm" style:writing-mode="lr-tb"/>
    </style:style>
    <style:style style:name="T171_1" style:family="text">
      <style:text-properties fo:font-weight="bold" style:font-weight-asian="bold" style:font-weight-complex="bold"/>
    </style:style>
    <style:style style:name="T171_2" style:family="text">
      <style:text-properties fo:font-weight="bold" style:font-weight-asian="bold" style:font-weight-complex="bold"/>
    </style:style>
    <style:style style:name="T171_3" style:family="text">
      <style:text-properties fo:font-weight="bold" style:font-weight-asian="bold" style:font-weight-complex="bold"/>
    </style:style>
    <style:style style:name="T171_4" style:family="text">
      <style:text-properties fo:font-weight="bold" style:font-weight-asian="bold" style:font-weight-complex="bold"/>
    </style:style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P172" style:family="paragraph" style:parent-style-name="Standard">
      <style:paragraph-properties fo:break-before="auto" fo:line-height="115%" fo:margin-bottom="0.353cm" style:writing-mode="lr-tb"/>
    </style:style>
    <style:style style:name="T172_1" style:family="text">
      <style:text-properties fo:font-weight="bold" style:font-weight-asian="bold" style:font-weight-complex="bold"/>
    </style:style>
    <style:style style:name="T172_2" style:family="text">
      <style:text-properties fo:font-weight="bold" style:font-weight-asian="bold" style:font-weight-complex="bold"/>
    </style:style>
    <style:style style:name="T172_3" style:family="text">
      <style:text-properties fo:font-weight="bold" style:font-weight-asian="bold" style:font-weight-complex="bold"/>
    </style:style>
    <style:style style:name="T172_4" style:family="text">
      <style:text-properties fo:font-weight="bold" style:font-weight-asian="bold" style:font-weight-complex="bold"/>
    </style:style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P173" style:family="paragraph" style:parent-style-name="Standard">
      <style:paragraph-properties fo:break-before="auto" fo:line-height="115%" fo:margin-bottom="0.353cm" style:writing-mode="lr-tb"/>
    </style:style>
    <style:style style:name="T173_1" style:family="text">
      <style:text-properties fo:font-weight="bold" style:font-weight-asian="bold" style:font-weight-complex="bold"/>
    </style:style>
    <style:style style:name="T173_2" style:family="text">
      <style:text-properties fo:font-weight="bold" style:font-weight-asian="bold" style:font-weight-complex="bold"/>
    </style:style>
    <style:style style:name="T173_3" style:family="text">
      <style:text-properties fo:font-weight="bold" style:font-weight-asian="bold" style:font-weight-complex="bold"/>
    </style:style>
    <style:style style:name="T173_4" style:family="text">
      <style:text-properties fo:font-weight="bold" style:font-weight-asian="bold" style:font-weight-complex="bold"/>
    </style:style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P174" style:family="paragraph" style:parent-style-name="Standard">
      <style:paragraph-properties fo:break-before="auto" fo:line-height="115%" fo:margin-bottom="0.353cm" style:writing-mode="lr-tb"/>
    </style:style>
    <style:style style:name="T174_1" style:family="text">
      <style:text-properties fo:font-weight="bold" style:font-weight-asian="bold" style:font-weight-complex="bold"/>
    </style:style>
    <style:style style:name="T174_2" style:family="text">
      <style:text-properties fo:font-weight="bold" style:font-weight-asian="bold" style:font-weight-complex="bold"/>
    </style:style>
    <style:style style:name="T174_3" style:family="text">
      <style:text-properties fo:font-weight="bold" style:font-weight-asian="bold" style:font-weight-complex="bold"/>
    </style:style>
    <style:style style:name="T174_4" style:family="text">
      <style:text-properties fo:font-weight="bold" style:font-weight-asian="bold" style:font-weight-complex="bold"/>
    </style:style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P175" style:family="paragraph" style:parent-style-name="Standard">
      <style:paragraph-properties fo:break-before="auto" fo:line-height="115%" fo:margin-bottom="0.353cm" style:writing-mode="lr-tb"/>
    </style:style>
    <style:style style:name="T175_1" style:family="text">
      <style:text-properties fo:font-weight="bold" style:font-weight-asian="bold" style:font-weight-complex="bold"/>
    </style:style>
    <style:style style:name="T175_2" style:family="text">
      <style:text-properties fo:font-weight="bold" style:font-weight-asian="bold" style:font-weight-complex="bold"/>
    </style:style>
    <style:style style:name="T175_3" style:family="text">
      <style:text-properties fo:font-weight="bold" style:font-weight-asian="bold" style:font-weight-complex="bold"/>
    </style:style>
    <style:style style:name="T175_4" style:family="text">
      <style:text-properties fo:font-weight="bold" style:font-weight-asian="bold" style:font-weight-complex="bold"/>
    </style:style>
    <style:style style:name="T175_5" style:family="text">
      <style:text-properties fo:font-weight="bold" style:font-weight-asian="bold" style:font-weight-complex="bold"/>
    </style:style>
    <style:style style:name="T175_6" style:family="text">
      <style:text-properties fo:font-weight="bold" style:font-weight-asian="bold" style:font-weight-complex="bold"/>
    </style:style>
    <style:style style:name="T175_7" style:family="text">
      <style:text-properties fo:font-weight="bold" style:font-weight-asian="bold" style:font-weight-complex="bold"/>
    </style:style>
    <style:style style:name="T175_8" style:family="text">
      <style:text-properties fo:font-weight="bold" style:font-weight-asian="bold" style:font-weight-complex="bold"/>
    </style:style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T175_37" style:family="text"/>
    <style:style style:name="T175_38" style:family="text"/>
    <style:style style:name="T175_39" style:family="text"/>
    <style:style style:name="T175_40" style:family="text"/>
    <style:style style:name="T175_41" style:family="text"/>
    <style:style style:name="P176" style:family="paragraph" style:parent-style-name="Standard">
      <style:paragraph-properties fo:break-before="auto" fo:line-height="115%" fo:margin-bottom="0.353cm" style:writing-mode="lr-tb"/>
    </style:style>
    <style:style style:name="T176_1" style:family="text">
      <style:text-properties fo:font-weight="bold" style:font-weight-asian="bold" style:font-weight-complex="bold"/>
    </style:style>
    <style:style style:name="T176_2" style:family="text">
      <style:text-properties fo:font-weight="bold" style:font-weight-asian="bold" style:font-weight-complex="bold"/>
    </style:style>
    <style:style style:name="T176_3" style:family="text">
      <style:text-properties fo:font-weight="bold" style:font-weight-asian="bold" style:font-weight-complex="bold"/>
    </style:style>
    <style:style style:name="T176_4" style:family="text">
      <style:text-properties fo:font-weight="bold" style:font-weight-asian="bold" style:font-weight-complex="bold"/>
    </style:style>
    <style:style style:name="T176_5" style:family="text">
      <style:text-properties fo:font-weight="bold" style:font-weight-asian="bold" style:font-weight-complex="bold"/>
    </style:style>
    <style:style style:name="T176_6" style:family="text">
      <style:text-properties fo:font-weight="bold" style:font-weight-asian="bold" style:font-weight-complex="bold"/>
    </style:style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P177" style:family="paragraph" style:parent-style-name="Standard">
      <style:paragraph-properties fo:break-before="auto" fo:line-height="115%" fo:margin-bottom="0.353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>
      <style:text-properties fo:font-weight="bold" style:font-weight-asian="bold" style:font-weight-complex="bold"/>
    </style:style>
    <style:style style:name="P178" style:family="paragraph" style:parent-style-name="Standard">
      <style:paragraph-properties fo:break-before="auto" fo:line-height="115%" fo:margin-bottom="0.353cm" style:writing-mode="lr-tb"/>
    </style:style>
    <style:style style:name="T178_1" style:family="text">
      <style:text-properties fo:font-weight="bold" style:font-weight-asian="bold" style:font-weight-complex="bold"/>
    </style:style>
    <style:style style:name="T178_2" style:family="text">
      <style:text-properties fo:font-weight="bold" style:font-weight-asian="bold" style:font-weight-complex="bold"/>
    </style:style>
    <style:style style:name="T178_3" style:family="text">
      <style:text-properties fo:font-weight="bold" style:font-weight-asian="bold" style:font-weight-complex="bold"/>
    </style:style>
    <style:style style:name="T178_4" style:family="text">
      <style:text-properties fo:font-weight="bold" style:font-weight-asian="bold" style:font-weight-complex="bold"/>
    </style:style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P179" style:family="paragraph" style:parent-style-name="Standard">
      <style:paragraph-properties fo:break-before="auto" fo:line-height="115%" fo:margin-bottom="0.353cm" style:writing-mode="lr-tb"/>
    </style:style>
    <style:style style:name="T179_1" style:family="text">
      <style:text-properties fo:font-weight="bold" style:font-weight-asian="bold" style:font-weight-complex="bold"/>
    </style:style>
    <style:style style:name="T179_2" style:family="text">
      <style:text-properties fo:font-weight="bold" style:font-weight-asian="bold" style:font-weight-complex="bold"/>
    </style:style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T179_28" style:family="text"/>
    <style:style style:name="T179_29" style:family="text"/>
    <style:style style:name="T179_30" style:family="text"/>
    <style:style style:name="T179_31" style:family="text"/>
    <style:style style:name="T179_32" style:family="text"/>
    <style:style style:name="T179_33" style:family="text"/>
    <style:style style:name="T179_34" style:family="text"/>
    <style:style style:name="T179_35" style:family="text"/>
    <style:style style:name="T179_36" style:family="text"/>
    <style:style style:name="T179_37" style:family="text"/>
    <style:style style:name="P180" style:family="paragraph" style:parent-style-name="Standard">
      <style:paragraph-properties fo:break-before="auto" fo:line-height="115%" fo:margin-bottom="0.353cm" style:writing-mode="lr-tb"/>
    </style:style>
    <style:style style:name="T180_1" style:family="text">
      <style:text-properties fo:font-weight="bold" style:font-weight-asian="bold" style:font-weight-complex="bold"/>
    </style:style>
    <style:style style:name="T180_2" style:family="text">
      <style:text-properties fo:font-weight="bold" style:font-weight-asian="bold" style:font-weight-complex="bold"/>
    </style:style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P181" style:family="paragraph" style:parent-style-name="Standard">
      <style:paragraph-properties fo:break-before="auto" fo:line-height="115%" fo:margin-bottom="0.353cm" style:writing-mode="lr-tb"/>
    </style:style>
    <style:style style:name="T181_1" style:family="text">
      <style:text-properties fo:font-weight="bold" style:font-weight-asian="bold" style:font-weight-complex="bold"/>
    </style:style>
    <style:style style:name="T181_2" style:family="text">
      <style:text-properties fo:font-weight="bold" style:font-weight-asian="bold" style:font-weight-complex="bold"/>
    </style:style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P182" style:family="paragraph" style:parent-style-name="Standard">
      <style:paragraph-properties fo:break-before="auto" fo:line-height="115%" fo:margin-bottom="0.353cm" style:writing-mode="lr-tb"/>
    </style:style>
    <style:style style:name="T182_1" style:family="text"/>
    <style:style style:name="T182_2" style:family="text"/>
    <style:style style:name="T182_3" style:family="text"/>
    <style:style style:name="P183" style:family="paragraph" style:parent-style-name="Standard">
      <style:paragraph-properties fo:break-before="auto" fo:line-height="115%" fo:margin-bottom="0.353cm" style:writing-mode="lr-tb"/>
    </style:style>
    <style:style style:name="T183_1" style:family="text">
      <style:text-properties fo:font-weight="bold" style:font-weight-asian="bold" style:font-weight-complex="bold"/>
    </style:style>
    <style:style style:name="T183_2" style:family="text">
      <style:text-properties fo:font-weight="bold" style:font-weight-asian="bold" style:font-weight-complex="bold"/>
    </style:style>
    <style:style style:name="T183_3" style:family="text">
      <style:text-properties fo:font-weight="bold" style:font-weight-asian="bold" style:font-weight-complex="bold"/>
    </style:style>
    <style:style style:name="T183_4" style:family="text">
      <style:text-properties fo:font-weight="bold" style:font-weight-asian="bold" style:font-weight-complex="bold"/>
    </style:style>
    <style:style style:name="T183_5" style:family="text">
      <style:text-properties fo:font-weight="bold" style:font-weight-asian="bold" style:font-weight-complex="bold"/>
    </style:style>
    <style:style style:name="T183_6" style:family="text">
      <style:text-properties fo:font-weight="bold" style:font-weight-asian="bold" style:font-weight-complex="bold"/>
    </style:style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P184" style:family="paragraph" style:parent-style-name="Standard">
      <style:paragraph-properties fo:break-before="auto" fo:line-height="115%" fo:margin-bottom="0.353cm" style:writing-mode="lr-tb"/>
    </style:style>
    <style:style style:name="T184_1" style:family="text">
      <style:text-properties fo:font-weight="bold" style:font-weight-asian="bold" style:font-weight-complex="bold"/>
    </style:style>
    <style:style style:name="T184_2" style:family="text">
      <style:text-properties fo:font-weight="bold" style:font-weight-asian="bold" style:font-weight-complex="bold"/>
    </style:style>
    <style:style style:name="T184_3" style:family="text">
      <style:text-properties fo:font-weight="bold" style:font-weight-asian="bold" style:font-weight-complex="bold"/>
    </style:style>
    <style:style style:name="T184_4" style:family="text">
      <style:text-properties fo:font-weight="bold" style:font-weight-asian="bold" style:font-weight-complex="bold"/>
    </style:style>
    <style:style style:name="T184_5" style:family="text">
      <style:text-properties fo:font-weight="bold" style:font-weight-asian="bold" style:font-weight-complex="bold"/>
    </style:style>
    <style:style style:name="T184_6" style:family="text">
      <style:text-properties fo:font-weight="bold" style:font-weight-asian="bold" style:font-weight-complex="bold"/>
    </style:style>
    <style:style style:name="T184_7" style:family="text">
      <style:text-properties fo:font-weight="bold" style:font-weight-asian="bold" style:font-weight-complex="bold"/>
    </style:style>
    <style:style style:name="T184_8" style:family="text">
      <style:text-properties fo:font-weight="bold" style:font-weight-asian="bold" style:font-weight-complex="bold"/>
    </style:style>
    <style:style style:name="T184_9" style:family="text">
      <style:text-properties fo:font-weight="bold" style:font-weight-asian="bold" style:font-weight-complex="bold"/>
    </style:style>
    <style:style style:name="T184_10" style:family="text">
      <style:text-properties fo:font-weight="bold" style:font-weight-asian="bold" style:font-weight-complex="bold"/>
    </style:style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P185" style:family="paragraph" style:parent-style-name="Standard">
      <style:paragraph-properties fo:break-before="auto" fo:line-height="115%" fo:margin-bottom="0.353cm" style:writing-mode="lr-tb"/>
    </style:style>
    <style:style style:name="P18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GLOSSARY</text:span><text:span text:style-name="T1_2"><text:s/></text:span><text:span text:style-name="T1_3">TEST</text:span><text:span text:style-name="T1_4"><text:s/>1.<text:s/>1</text:span><text:span text:style-name="T1_5">st</text:span><text:span text:style-name="T1_6"><text:s/></text:span><text:span text:style-name="T1_7">TERM</text:span><text:span text:style-name="T1_8">.<text:s/></text:span><text:span text:style-name="T1_9">DAW</text:span><text:span text:style-name="T1_10"><text:s/>2013-2014</text:span></text:p>
      <text:p text:style-name="P2"><text:span text:style-name="T2_1">Web</text:span><text:span text:style-name="T2_2"><text:s/></text:span><text:span text:style-name="T2_3">Design</text:span><text:span text:style-name="T2_4"><text:s/></text:span><text:span text:style-name="T2_5">Trends</text:span></text:p>
      <text:p text:style-name="P3"><text:span text:style-name="T3_1">Content</text:span><text:span text:style-name="T3_2"><text:s/></text:span><text:span text:style-name="T3_3">first</text:span></text:p>
      <text:p text:style-name="P4"><text:span text:style-name="T4_1">Responsive</text:span><text:span text:style-name="T4_2"><text:s/></text:span><text:span text:style-name="T4_3">design</text:span></text:p>
      <text:p text:style-name="P5"><text:span text:style-name="T5_1">keep</text:span><text:span text:style-name="T5_2"><text:s/></text:span><text:span text:style-name="T5_3">up</text:span></text:p>
      <text:p text:style-name="P6"><text:span text:style-name="T6_1">Drop</text:span></text:p>
      <text:p text:style-name="P7"><text:span text:style-name="T7_1">CSS</text:span><text:span text:style-name="T7_2">-<text:s/></text:span><text:span text:style-name="T7_3">Cascading</text:span><text:span text:style-name="T7_4"><text:s/></text:span><text:span text:style-name="T7_5">Style</text:span><text:span text:style-name="T7_6"><text:s/></text:span><text:span text:style-name="T7_7">Sheet</text:span></text:p>
      <text:p text:style-name="P8"><text:span text:style-name="T8_1"><text:s/></text:span><text:span text:style-name="T8_2">Devices</text:span><text:span text:style-name="T8_3">-<text:s/></text:span><text:span text:style-name="T8_4">dispositivos</text:span></text:p>
      <text:p text:style-name="P9"><text:span text:style-name="T9_1"><text:s/></text:span><text:span text:style-name="T9_2">Browse</text:span><text:span text:style-name="T9_3"><text:s/>–<text:s/></text:span><text:span text:style-name="T9_4">explorar</text:span></text:p>
      <text:p text:style-name="P10"><text:span text:style-name="T10_1"><text:s/></text:span><text:span text:style-name="T10_2">Growth</text:span><text:span text:style-name="T10_3"><text:s/>–<text:s/></text:span><text:span text:style-name="T10_4">crecimiento</text:span></text:p>
      <text:p text:style-name="P11"><text:span text:style-name="T11_1"><text:s/></text:span><text:span text:style-name="T11_2">Release</text:span></text:p>
      <text:p text:style-name="P12"><text:span text:style-name="T12_1">Arrange</text:span><text:span text:style-name="T12_2"><text:s/>–<text:s/></text:span><text:span text:style-name="T12_3">colocar</text:span><text:span text:style-name="T12_4">,<text:s/></text:span><text:span text:style-name="T12_5">organizar</text:span></text:p>
      <text:p text:style-name="P13"><text:span text:style-name="T13_1"><text:s/></text:span><text:span text:style-name="T13_2">Grid</text:span><text:span text:style-name="T13_3"><text:s/>–<text:s/></text:span><text:span text:style-name="T13_4">rejilla</text:span><text:span text:style-name="T13_5">,<text:s/></text:span><text:span text:style-name="T13_6">cudrícula</text:span></text:p>
      <text:p text:style-name="P14"><text:span text:style-name="T14_1"><text:s text:c="2"/></text:span><text:span text:style-name="T14_2">Rollover</text:span></text:p>
      <text:p text:style-name="P15"><text:span text:style-name="T15_1"><text:s text:c="2"/></text:span><text:span text:style-name="T15_2">Support</text:span><text:span text:style-name="T15_3"><text:s/>–<text:s/></text:span><text:span text:style-name="T15_4">aid</text:span></text:p>
      <text:p text:style-name="P16"><text:span text:style-name="T16_1"><text:s/></text:span><text:span text:style-name="T16_2">Brand</text:span><text:span text:style-name="T16_3">-<text:s/></text:span><text:span text:style-name="T16_4">marca</text:span></text:p>
      <text:p text:style-name="P17"><text:span text:style-name="T17_1"><text:s text:c="2"/></text:span><text:span text:style-name="T17_2">Scroll</text:span></text:p>
      <text:p text:style-name="P18"><text:span text:style-name="T18_1"><text:s/></text:span><text:span text:style-name="T18_2">Parallax</text:span><text:span text:style-name="T18_3">-</text:span><text:span text:style-name="T18_4">paralaje</text:span></text:p>
      <text:p text:style-name="P19"><text:span text:style-name="T19_1">Depth</text:span><text:span text:style-name="T19_2">-</text:span><text:span text:style-name="T19_3">profundidas</text:span></text:p>
      <text:p text:style-name="P20"><text:span text:style-name="T20_1"><text:s/></text:span></text:p>
      <text:p text:style-name="P21"><text:span text:style-name="T21_1">FIREFOX</text:span><text:span text:style-name="T21_2"><text:s/></text:span><text:span text:style-name="T21_3">UPDATE</text:span></text:p>
      <text:p text:style-name="P22"><text:span text:style-name="T22_1">Stealthy</text:span><text:span text:style-name="T22_2">.-<text:s/></text:span><text:span text:style-name="T22_3">sigiloso</text:span></text:p>
      <text:p text:style-name="P23"><text:span text:style-name="T23_1">Features</text:span><text:span text:style-name="T23_2">.-<text:s/></text:span><text:span text:style-name="T23_3">características</text:span></text:p>
      <text:p text:style-name="P24"><text:span text:style-name="T24_1">Enhanced</text:span><text:span text:style-name="T24_2">.-<text:s/></text:span><text:span text:style-name="T24_3">mejorado</text:span></text:p>
      <text:p text:style-name="P25"><text:span text:style-name="T25_1">Tweaked</text:span><text:span text:style-name="T25_2">.-<text:s/></text:span><text:span text:style-name="T25_3">retorcido</text:span><text:span text:style-name="T25_4">,<text:s/></text:span><text:span text:style-name="T25_5">cambiado</text:span></text:p>
      <text:p text:style-name="P26"><text:span text:style-name="T26_1">Tab</text:span><text:span text:style-name="T26_2">.-<text:s/></text:span><text:span text:style-name="T26_3">pestaña</text:span></text:p>
      <text:p text:style-name="P27"><text:span text:style-name="T27_1">To</text:span><text:span text:style-name="T27_2"><text:s/></text:span><text:span text:style-name="T27_3">be</text:span><text:span text:style-name="T27_4"><text:s/></text:span><text:span text:style-name="T27_5">tracked</text:span><text:span text:style-name="T27_6">.-<text:s/></text:span><text:span text:style-name="T27_7">ser</text:span><text:span text:style-name="T27_8"><text:s/></text:span><text:span text:style-name="T27_9">rastreado</text:span></text:p>
      <text:p text:style-name="P28"><text:span text:style-name="T28_1">Start</text:span><text:span text:style-name="T28_2">-</text:span><text:span text:style-name="T28_3">up</text:span><text:span text:style-name="T28_4"><text:s/></text:span><text:span text:style-name="T28_5">time</text:span><text:span text:style-name="T28_6"><text:s/>.-<text:s/></text:span><text:span text:style-name="T28_7">tiempo</text:span><text:span text:style-name="T28_8"><text:s/></text:span><text:span text:style-name="T28_9">de</text:span><text:span text:style-name="T28_10"><text:s/></text:span><text:span text:style-name="T28_11">puesta</text:span><text:span text:style-name="T28_12"><text:s/></text:span><text:span text:style-name="T28_13">en</text:span><text:span text:style-name="T28_14"><text:s/></text:span><text:span text:style-name="T28_15">marcha</text:span><text:span text:style-name="T28_16">/</text:span><text:span text:style-name="T28_17">arranque</text:span></text:p>
      <text:p text:style-name="P29"><text:span text:style-name="T29_1">Crash</text:span><text:span text:style-name="T29_2">.-<text:s/></text:span><text:span text:style-name="T29_3">fallo</text:span><text:span text:style-name="T29_4"><text:s/>(</text:span><text:span text:style-name="T29_5">accidente</text:span><text:span text:style-name="T29_6">)</text:span></text:p>
      <text:p text:style-name="P30"><text:span text:style-name="T30_1">Log</text:span><text:span text:style-name="T30_2">.-<text:s/></text:span><text:span text:style-name="T30_3">registrar</text:span></text:p>
      <text:p text:style-name="P31"><text:span text:style-name="T31_1">Tap</text:span><text:span text:style-name="T31_2">.-<text:s/></text:span><text:span text:style-name="T31_3">click</text:span><text:span text:style-name="T31_4"><text:s/>(</text:span><text:span text:style-name="T31_5">toque</text:span><text:span text:style-name="T31_6">)</text:span></text:p>
      <text:p text:style-name="P32"><text:span text:style-name="T32_1">To</text:span><text:span text:style-name="T32_2"><text:s/></text:span><text:span text:style-name="T32_3">dub</text:span><text:span text:style-name="T32_4">.-<text:s/></text:span><text:span text:style-name="T32_5">apodar</text:span><text:span text:style-name="T32_6">,<text:s/></text:span><text:span text:style-name="T32_7">nombrar</text:span></text:p>
      <text:p text:style-name="P33"><text:span text:style-name="T33_1"><text:s/></text:span><text:span text:style-name="T33_2">FROM</text:span><text:span text:style-name="T33_3"><text:s/></text:span><text:span text:style-name="T33_4">YOUR</text:span><text:span text:style-name="T33_5"><text:s/></text:span><text:span text:style-name="T33_6">EASY</text:span><text:span text:style-name="T33_7"><text:s/></text:span><text:span text:style-name="T33_8">TEXT</text:span><text:span text:style-name="T33_9"><text:s/></text:span><text:span text:style-name="T33_10">BOOK</text:span></text:p>
      <text:p text:style-name="P34"><text:span text:style-name="T34_1">Internet</text:span><text:span text:style-name="T34_2"><text:s/></text:span><text:span text:style-name="T34_3">FAQs</text:span></text:p>
      <text:p text:style-name="P35"><text:span text:style-name="T35_1">To</text:span><text:span text:style-name="T35_2"><text:s/></text:span><text:span text:style-name="T35_3">lead</text:span><text:span text:style-name="T35_4"><text:s/></text:span><text:span text:style-name="T35_5">to</text:span><text:span text:style-name="T35_6">.-<text:s/></text:span><text:span text:style-name="T35_7">conducir</text:span><text:span text:style-name="T35_8"><text:s/></text:span><text:span text:style-name="T35_9">a</text:span><text:span text:style-name="T35_10"><text:s/>(1</text:span><text:span text:style-name="T35_11">st</text:span><text:span text:style-name="T35_12"><text:s/></text:span><text:span text:style-name="T35_13">line</text:span><text:span text:style-name="T35_14">)</text:span></text:p>
      <text:p text:style-name="P36"><text:span text:style-name="T36_1">Research</text:span><text:span text:style-name="T36_2">.-<text:s/></text:span><text:span text:style-name="T36_3">investigación</text:span></text:p>
      <text:p text:style-name="P37"><text:span text:style-name="T37_1">To</text:span><text:span text:style-name="T37_2"><text:s/></text:span><text:span text:style-name="T37_3">be</text:span><text:span text:style-name="T37_4"><text:s/></text:span><text:span text:style-name="T37_5">carried</text:span><text:span text:style-name="T37_6"><text:s/></text:span><text:span text:style-name="T37_7">out</text:span><text:span text:style-name="T37_8"><text:s/>(</text:span><text:span text:style-name="T37_9">to</text:span><text:span text:style-name="T37_10"><text:s/></text:span><text:span text:style-name="T37_11">carry</text:span><text:span text:style-name="T37_12"><text:s/></text:span><text:span text:style-name="T37_13">out</text:span><text:span text:style-name="T37_14"><text:s/></text:span><text:span text:style-name="T37_15">a</text:span><text:span text:style-name="T37_16"><text:s/></text:span><text:span text:style-name="T37_17">research</text:span><text:span text:style-name="T37_18">)</text:span></text:p>
      <text:p text:style-name="P38"><text:span text:style-name="T38_1">Funded</text:span><text:span text:style-name="T38_2"><text:s/>(</text:span><text:span text:style-name="T38_3">financiado</text:span><text:span text:style-name="T38_4">)<text:s/>/</text:span><text:span text:style-name="T38_5">Founded</text:span><text:span text:style-name="T38_6"><text:s/>(</text:span><text:span text:style-name="T38_7">fundado</text:span><text:span text:style-name="T38_8">)<text:s/></text:span><text:span text:style-name="T38_9">FIND</text:span><text:span text:style-name="T38_10">_</text:span><text:span text:style-name="T38_11">FOUND</text:span><text:span text:style-name="T38_12">_</text:span><text:span text:style-name="T38_13">FOUND</text:span></text:p>
      <text:p text:style-name="P39"><text:span text:style-name="T39_1">Gateway</text:span><text:span text:style-name="T39_2">.-<text:s/></text:span><text:span text:style-name="T39_3">puerta</text:span><text:span text:style-name="T39_4"><text:s/></text:span><text:span text:style-name="T39_5">de</text:span><text:span text:style-name="T39_6"><text:s/></text:span><text:span text:style-name="T39_7">acceso</text:span></text:p>
      <text:p text:style-name="P40"><text:span text:style-name="T40_1">Broadband</text:span><text:span text:style-name="T40_2"><text:s/>(</text:span><text:span text:style-name="T40_3">banda</text:span><text:span text:style-name="T40_4"><text:s/></text:span><text:span text:style-name="T40_5">ancha</text:span><text:span text:style-name="T40_6">)</text:span></text:p>
      <text:p text:style-name="P41"><text:span text:style-name="T41_1">Cable</text:span><text:span text:style-name="T41_2"><text:s/></text:span><text:span text:style-name="T41_3">vs</text:span><text:span text:style-name="T41_4">.<text:s/></text:span><text:span text:style-name="T41_5">Wire</text:span></text:p>
      <text:p text:style-name="P42"><text:span text:style-name="T42_1">Dial</text:span><text:span text:style-name="T42_2">-</text:span><text:span text:style-name="T42_3">up</text:span><text:span text:style-name="T42_4"><text:s/></text:span><text:span text:style-name="T42_5">telephone</text:span><text:span text:style-name="T42_6"><text:s/></text:span><text:span text:style-name="T42_7">connection</text:span></text:p>
      <text:p text:style-name="P43"><text:span text:style-name="T43_1">Low</text:span><text:span text:style-name="T43_2">-</text:span><text:span text:style-name="T43_3">cost</text:span></text:p>
      <text:p text:style-name="P44"><text:span text:style-name="T44_1">Power</text:span><text:span text:style-name="T44_2"><text:s/></text:span><text:span text:style-name="T44_3">plug</text:span></text:p>
      <text:p text:style-name="P45"><text:span text:style-name="T45_1">Signals</text:span></text:p>
      <text:p text:style-name="P46"><text:span text:style-name="T46_1">To</text:span><text:span text:style-name="T46_2"><text:s/></text:span><text:span text:style-name="T46_3">be</text:span><text:span text:style-name="T46_4"><text:s/></text:span><text:span text:style-name="T46_5">transmitted</text:span></text:p>
      <text:p text:style-name="P47"><text:span text:style-name="T47_1">To</text:span><text:span text:style-name="T47_2"><text:s/></text:span><text:span text:style-name="T47_3">be</text:span><text:span text:style-name="T47_4"><text:s/></text:span><text:span text:style-name="T47_5">equipped</text:span><text:span text:style-name="T47_6"><text:s/></text:span><text:span text:style-name="T47_7">with</text:span></text:p>
      <text:p text:style-name="P48"><text:span text:style-name="T48_1">Wi</text:span><text:span text:style-name="T48_2">-</text:span><text:span text:style-name="T48_3">Fi</text:span><text:span text:style-name="T48_4"><text:s/></text:span><text:span text:style-name="T48_5">enabled</text:span><text:span text:style-name="T48_6"><text:s/></text:span><text:span text:style-name="T48_7">laptop</text:span></text:p>
      <text:p text:style-name="P49"><text:span text:style-name="T49_1">To</text:span><text:span text:style-name="T49_2"><text:s/></text:span><text:span text:style-name="T49_3">allow</text:span></text:p>
      <text:p text:style-name="P50"><text:span text:style-name="T50_1">High</text:span><text:span text:style-name="T50_2">-</text:span><text:span text:style-name="T50_3">end</text:span><text:span text:style-name="T50_4"><text:s/></text:span><text:span text:style-name="T50_5">phones</text:span><text:span text:style-name="T50_6"><text:s/>(</text:span><text:span text:style-name="T50_7">teléfono</text:span><text:span text:style-name="T50_8"><text:s/></text:span><text:span text:style-name="T50_9">de</text:span><text:span text:style-name="T50_10"><text:s/></text:span><text:span text:style-name="T50_11">alta</text:span><text:span text:style-name="T50_12"><text:s/></text:span><text:span text:style-name="T50_13">gama</text:span><text:span text:style-name="T50_14">)</text:span></text:p>
      <text:p text:style-name="P51"><text:span text:style-name="T51_1"><text:s/></text:span></text:p>
      <text:p text:style-name="P52"><text:span text:style-name="T52_1">Part</text:span><text:span text:style-name="T52_2"><text:s/>2</text:span></text:p>
      <text:p text:style-name="P53"><text:span text:style-name="T53_1">Exchange</text:span></text:p>
      <text:p text:style-name="P54"><text:span text:style-name="T54_1">Navigate</text:span></text:p>
      <text:p text:style-name="P55"><text:span text:style-name="T55_1">To</text:span><text:span text:style-name="T55_2"><text:s/></text:span><text:span text:style-name="T55_3">update</text:span></text:p>
      <text:p text:style-name="P56"><text:span text:style-name="T56_1">To</text:span><text:span text:style-name="T56_2"><text:s/></text:span><text:span text:style-name="T56_3">log</text:span><text:span text:style-name="T56_4"><text:s/></text:span><text:span text:style-name="T56_5">onto</text:span></text:p>
      <text:p text:style-name="P57"><text:span text:style-name="T57_1">To</text:span><text:span text:style-name="T57_2"><text:s/></text:span><text:span text:style-name="T57_3">enable</text:span><text:span text:style-name="T57_4"><text:s/>=<text:s/></text:span><text:span text:style-name="T57_5">To</text:span><text:span text:style-name="T57_6"><text:s/></text:span><text:span text:style-name="T57_7">allow</text:span></text:p>
      <text:p text:style-name="P58"><text:span text:style-name="T58_1">Message</text:span><text:span text:style-name="T58_2"><text:s/></text:span><text:span text:style-name="T58_3">thread</text:span></text:p>
      <text:p text:style-name="P59"><text:span text:style-name="T59_1">Stand</text:span><text:span text:style-name="T59_2">-</text:span><text:span text:style-name="T59_3">alone</text:span><text:span text:style-name="T59_4"><text:s/>(</text:span><text:span text:style-name="T59_5">independiente</text:span><text:span text:style-name="T59_6">)</text:span></text:p>
      <text:p text:style-name="P60"><text:span text:style-name="T60_1"><text:s/></text:span><text:span text:style-name="T60_2">Exercise</text:span><text:span text:style-name="T60_3"><text:s/></text:span><text:span text:style-name="T60_4">C</text:span></text:p>
      <text:p text:style-name="P61"><text:span text:style-name="T61_1">Mailing</text:span><text:span text:style-name="T61_2"><text:s/></text:span><text:span text:style-name="T61_3">list</text:span></text:p>
      <text:p text:style-name="P62"><text:span text:style-name="T62_1">Web</text:span><text:span text:style-name="T62_2"><text:s/></text:span><text:span text:style-name="T62_3">browser</text:span></text:p>
      <text:p text:style-name="P63"><text:span text:style-name="T63_1">To</text:span><text:span text:style-name="T63_2"><text:s/></text:span><text:span text:style-name="T63_3">log</text:span><text:span text:style-name="T63_4"><text:s/></text:span><text:span text:style-name="T63_5">onto</text:span></text:p>
      <text:p text:style-name="P64"><text:span text:style-name="T64_1">Message</text:span><text:span text:style-name="T64_2"><text:s/></text:span><text:span text:style-name="T64_3">thread</text:span></text:p>
      <text:p text:style-name="P65"><text:span text:style-name="T65_1">Newsreader</text:span></text:p>
      <text:p text:style-name="P66"><text:span text:style-name="T66_1"><text:s/></text:span><text:span text:style-name="T66_2"><text:s/></text:span><text:span text:style-name="T66_3">Email</text:span><text:span text:style-name="T66_4"><text:s/></text:span><text:span text:style-name="T66_5">features</text:span></text:p>
      <text:p text:style-name="P67"><text:span text:style-name="T67_1">1.<text:s text:c="7"/></text:span><text:span text:style-name="T67_2">Mail</text:span><text:span text:style-name="T67_3"><text:s/></text:span><text:span text:style-name="T67_4">server</text:span></text:p>
      <text:p text:style-name="P68"><text:span text:style-name="T68_1">2.<text:s text:c="7"/></text:span><text:span text:style-name="T68_2">Mail</text:span><text:span text:style-name="T68_3"><text:s/></text:span><text:span text:style-name="T68_4">program</text:span><text:span text:style-name="T68_5"><text:s/>(</text:span><text:span text:style-name="T68_6">email</text:span><text:span text:style-name="T68_7"><text:s/></text:span><text:span text:style-name="T68_8">client</text:span><text:span text:style-name="T68_9">)</text:span></text:p>
      <text:p text:style-name="P69"><text:span text:style-name="T69_1">3.<text:s text:c="7"/></text:span><text:span text:style-name="T69_2">Username</text:span></text:p>
      <text:p text:style-name="P70"><text:span text:style-name="T70_1">4.<text:s text:c="7"/></text:span><text:span text:style-name="T70_2">Subject</text:span></text:p>
      <text:p text:style-name="P71"><text:span text:style-name="T71_1">5.<text:s text:c="7"/></text:span><text:span text:style-name="T71_2">Attached</text:span><text:span text:style-name="T71_3"><text:s/></text:span><text:span text:style-name="T71_4">file</text:span><text:span text:style-name="T71_5"><text:s/>(</text:span><text:span text:style-name="T71_6">Attachment</text:span><text:span text:style-name="T71_7">)</text:span></text:p>
      <text:p text:style-name="P72"><text:span text:style-name="T72_1">6.<text:s text:c="7"/></text:span><text:span text:style-name="T72_2">Emoticons</text:span><text:span text:style-name="T72_3"><text:s/>(</text:span><text:span text:style-name="T72_4">smileys</text:span><text:span text:style-name="T72_5">)</text:span></text:p>
      <text:p text:style-name="P73"><text:span text:style-name="T73_1">7.<text:s text:c="7"/></text:span><text:span text:style-name="T73_2">Spam</text:span></text:p>
      <text:p text:style-name="P74"><text:span text:style-name="T74_1"><text:s/></text:span></text:p>
      <text:p text:style-name="P75"><text:span text:style-name="T75_1"><text:s/></text:span><text:span text:style-name="T75_2">MORE</text:span><text:span text:style-name="T75_3"><text:s/></text:span><text:span text:style-name="T75_4">EASY</text:span><text:span text:style-name="T75_5"><text:s/></text:span><text:span text:style-name="T75_6">TEXT</text:span><text:span text:style-name="T75_7"><text:s/></text:span><text:span text:style-name="T75_8">BOOK</text:span><text:span text:style-name="T75_9"><text:s/></text:span><text:span text:style-name="T75_10">UNIT</text:span><text:span text:style-name="T75_11">1</text:span></text:p>
      <text:p text:style-name="P76"><text:span text:style-name="T76_1"><text:tab/></text:span><text:span text:style-name="T76_2">Collocations</text:span></text:p>
      <text:p text:style-name="P77"/>
      <text:p text:style-name="P78"><text:span text:style-name="T78_1">1.-<text:s/></text:span><text:span text:style-name="T78_2">Access</text:span><text:span text:style-name="T78_3"><text:s/></text:span><text:span text:style-name="T78_4">the</text:span><text:span text:style-name="T78_5"><text:s/></text:span><text:span text:style-name="T78_6">Internet</text:span></text:p>
      <text:p text:style-name="P79"><text:span text:style-name="T79_1">2.-<text:s/></text:span><text:span text:style-name="T79_2">Transfer</text:span><text:span text:style-name="T79_3"><text:s/></text:span><text:span text:style-name="T79_4">money</text:span><text:span text:style-name="T79_5"><text:s/>(</text:span><text:span text:style-name="T79_6">between</text:span><text:span text:style-name="T79_7">.-<text:s/></text:span><text:span text:style-name="T79_8">entre</text:span><text:span text:style-name="T79_9"><text:s/></text:span><text:span text:style-name="T79_10">dos</text:span><text:span text:style-name="T79_11">//<text:s/></text:span><text:span text:style-name="T79_12">among</text:span><text:span text:style-name="T79_13">.-<text:s/></text:span><text:span text:style-name="T79_14">entre</text:span><text:span text:style-name="T79_15"><text:s/></text:span><text:span text:style-name="T79_16">varios</text:span><text:span text:style-name="T79_17">)</text:span></text:p>
      <text:p text:style-name="P80"><text:span text:style-name="T80_1">3.-<text:s/></text:span><text:span text:style-name="T80_2">Make</text:span><text:span text:style-name="T80_3"><text:s/></text:span><text:span text:style-name="T80_4">calls</text:span><text:span text:style-name="T80_5"><text:s/>(</text:span><text:span text:style-name="T80_6">enable</text:span><text:span text:style-name="T80_7">.-<text:s/></text:span><text:span text:style-name="T80_8">permitir</text:span><text:span text:style-name="T80_9">,<text:s/></text:span><text:span text:style-name="T80_10">give</text:span><text:span text:style-name="T80_11"><text:s/></text:span><text:span text:style-name="T80_12">you</text:span><text:span text:style-name="T80_13"><text:s/></text:span><text:span text:style-name="T80_14">the</text:span><text:span text:style-name="T80_15"><text:s/></text:span><text:span text:style-name="T80_16">ability</text:span><text:span text:style-name="T80_17"><text:s/></text:span><text:span text:style-name="T80_18">of</text:span><text:span text:style-name="T80_19"><text:s/></text:span><text:span text:style-name="T80_20">doing</text:span><text:span text:style-name="T80_21"><text:s/></text:span><text:span text:style-name="T80_22">something</text:span><text:span text:style-name="T80_23">)</text:span></text:p>
      <text:p text:style-name="P81"><text:span text:style-name="T81_1">4.-<text:s/></text:span><text:span text:style-name="T81_2">Give</text:span><text:span text:style-name="T81_3"><text:s/></text:span><text:span text:style-name="T81_4">presentations</text:span><text:span text:style-name="T81_5"><text:s text:c="2"/>(</text:span><text:span text:style-name="T81_6">To</text:span><text:span text:style-name="T81_7"><text:s/></text:span><text:span text:style-name="T81_8">encourage</text:span><text:span text:style-name="T81_9">.-<text:s/></text:span><text:span text:style-name="T81_10">animar</text:span><text:span text:style-name="T81_11">)</text:span></text:p>
      <text:p text:style-name="P82"><text:span text:style-name="T82_1">5.-<text:s/></text:span><text:span text:style-name="T82_2">Do</text:span><text:span text:style-name="T82_3"><text:s/></text:span><text:span text:style-name="T82_4">research</text:span><text:span text:style-name="T82_5"><text:s/>(</text:span><text:span text:style-name="T82_6">Researcher</text:span><text:span text:style-name="T82_7">.-<text:s/></text:span><text:span text:style-name="T82_8">investigador</text:span><text:span text:style-name="T82_9">;<text:s/></text:span><text:span text:style-name="T82_10">Such</text:span><text:span text:style-name="T82_11"><text:s/></text:span><text:span text:style-name="T82_12">as</text:span><text:span text:style-name="T82_13">.-<text:s/></text:span><text:span text:style-name="T82_14">tales</text:span><text:span text:style-name="T82_15"><text:s/></text:span><text:span text:style-name="T82_16">como</text:span><text:span text:style-name="T82_17">)</text:span></text:p>
      <text:p text:style-name="P83"><text:span text:style-name="T83_1"><text:s/>6.-<text:s/></text:span><text:span text:style-name="T83_2">Store</text:span><text:span text:style-name="T83_3"><text:s/></text:span><text:span text:style-name="T83_4">information</text:span><text:span text:style-name="T83_5"><text:s/>(</text:span><text:span text:style-name="T83_6">Retrieve</text:span><text:span text:style-name="T83_7">.-<text:s/></text:span><text:span text:style-name="T83_8">recuperar</text:span><text:span text:style-name="T83_9">)</text:span></text:p>
      <text:p text:style-name="P84"><text:span text:style-name="T84_1">7.-<text:s/></text:span><text:span text:style-name="T84_2">Send</text:span><text:span text:style-name="T84_3"><text:s/></text:span><text:span text:style-name="T84_4">texts</text:span><text:span text:style-name="T84_5"><text:s/>(</text:span><text:span text:style-name="T84_6">text</text:span><text:span text:style-name="T84_7"><text:s/></text:span><text:span text:style-name="T84_8">messages</text:span><text:span text:style-name="T84_9">)</text:span></text:p>
      <text:p text:style-name="P85"><text:span text:style-name="T85_1"><text:s/></text:span></text:p>
      <text:p text:style-name="P86"><text:span text:style-name="T86_1">Living</text:span><text:span text:style-name="T86_2"><text:s/></text:span><text:span text:style-name="T86_3">in</text:span><text:span text:style-name="T86_4"><text:s/></text:span><text:span text:style-name="T86_5">a</text:span><text:span text:style-name="T86_6"><text:s/></text:span><text:span text:style-name="T86_7">digital</text:span><text:span text:style-name="T86_8"><text:s/></text:span><text:span text:style-name="T86_9">age</text:span></text:p>
      <text:p text:style-name="P87"><text:span text:style-name="T87_1">1.<text:s text:c="7"/></text:span><text:span text:style-name="T87_2">Perform</text:span></text:p>
      <text:p text:style-name="P88"><text:span text:style-name="T88_1">2.<text:s text:c="7"/></text:span><text:span text:style-name="T88_2">Store</text:span></text:p>
      <text:p text:style-name="P89"><text:span text:style-name="T89_1">3.<text:s text:c="7"/></text:span><text:span text:style-name="T89_2">Monitor</text:span></text:p>
      <text:p text:style-name="P90"><text:span text:style-name="T90_1">4.<text:s text:c="7"/></text:span><text:span text:style-name="T90_2">Built</text:span><text:span text:style-name="T90_3">-</text:span><text:span text:style-name="T90_4">in</text:span></text:p>
      <text:p text:style-name="P91"><text:span text:style-name="T91_1">5.<text:s text:c="7"/></text:span><text:span text:style-name="T91_2">Digital</text:span></text:p>
      <text:p text:style-name="P92"><text:span text:style-name="T92_1">6.<text:s text:c="7"/></text:span><text:span text:style-name="T92_2">Online</text:span></text:p>
      <text:p text:style-name="P93"><text:span text:style-name="T93_1">7.<text:s text:c="7"/></text:span><text:span text:style-name="T93_2">Download</text:span></text:p>
      <text:p text:style-name="P94"><text:span text:style-name="T94_1">8.<text:s text:c="7"/></text:span><text:span text:style-name="T94_2">Data</text:span></text:p>
      <text:p text:style-name="P95"><text:span text:style-name="T95_1">9.<text:s text:c="7"/></text:span><text:span text:style-name="T95_2">Personal</text:span></text:p>
      <text:p text:style-name="P96"><text:span text:style-name="T96_1">10.<text:s text:c="3"/></text:span><text:span text:style-name="T96_2">Word</text:span><text:span text:style-name="T96_3"><text:s/></text:span><text:span text:style-name="T96_4">processor</text:span></text:p>
      <text:p text:style-name="P97"><text:span text:style-name="T97_1"><text:s/></text:span></text:p>
      <text:p text:style-name="P98"><text:span text:style-name="T98_1"><text:s/></text:span></text:p>
      <text:p text:style-name="P99"><text:span text:style-name="T99_1">Lack</text:span><text:span text:style-name="T99_2"><text:s/></text:span><text:span text:style-name="T99_3">of</text:span><text:span text:style-name="T99_4"><text:s/></text:span><text:span text:style-name="T99_5">ausencia</text:span><text:span text:style-name="T99_6">/<text:s/></text:span><text:span text:style-name="T99_7">falta</text:span><text:span text:style-name="T99_8"><text:s/></text:span><text:span text:style-name="T99_9">de</text:span></text:p>
      <text:p text:style-name="P100"><text:span text:style-name="T100_1">Send</text:span><text:span text:style-name="T100_2"><text:s/></text:span><text:span text:style-name="T100_3">texts</text:span></text:p>
      <text:p text:style-name="P101"><text:span text:style-name="T101_1">Make</text:span><text:span text:style-name="T101_2"><text:s/></text:span><text:span text:style-name="T101_3">calls</text:span></text:p>
      <text:p text:style-name="P102"><text:span text:style-name="T102_1">Carry</text:span><text:span text:style-name="T102_2"><text:s/></text:span><text:span text:style-name="T102_3">out</text:span><text:span text:style-name="T102_4"><text:s/></text:span><text:span text:style-name="T102_5">transactions</text:span></text:p>
      <text:p text:style-name="P103"><text:span text:style-name="T103_1">Display</text:span><text:span text:style-name="T103_2"><text:s/></text:span><text:span text:style-name="T103_3">data</text:span></text:p>
      <text:p text:style-name="P104"><text:span text:style-name="T104_1">Keep</text:span><text:span text:style-name="T104_2"><text:s/></text:span><text:span text:style-name="T104_3">records</text:span></text:p>
      <text:p text:style-name="P105"><text:span text:style-name="T105_1"><text:s/></text:span></text:p>
      <text:p text:style-name="P106"><text:span text:style-name="T106_1">1.<text:s text:c="7"/></text:span><text:span text:style-name="T106_2">Keep</text:span><text:span text:style-name="T106_3"><text:s/></text:span><text:span text:style-name="T106_4">records</text:span></text:p>
      <text:p text:style-name="P107"><text:span text:style-name="T107_1">2.<text:s text:c="7"/></text:span><text:span text:style-name="T107_2">Displays</text:span><text:span text:style-name="T107_3"><text:s/></text:span><text:span text:style-name="T107_4">data</text:span></text:p>
      <text:p text:style-name="P108"><text:span text:style-name="T108_1">3.<text:s text:c="7"/></text:span><text:span text:style-name="T108_2">Make</text:span><text:span text:style-name="T108_3"><text:s/></text:span><text:span text:style-name="T108_4">calls</text:span></text:p>
      <text:p text:style-name="P109"><text:span text:style-name="T109_1">4.<text:s text:c="7"/></text:span><text:span text:style-name="T109_2">Send</text:span><text:span text:style-name="T109_3"><text:s/></text:span><text:span text:style-name="T109_4">texts</text:span></text:p>
      <text:p text:style-name="P110"><text:span text:style-name="T110_1">5.<text:s text:c="7"/></text:span><text:span text:style-name="T110_2">Carry</text:span><text:span text:style-name="T110_3"><text:s/></text:span><text:span text:style-name="T110_4">out</text:span><text:span text:style-name="T110_5"><text:s/></text:span><text:span text:style-name="T110_6">transactions</text:span></text:p>
      <text:p text:style-name="P111"><text:span text:style-name="T111_1"><text:s/></text:span></text:p>
      <text:p text:style-name="P112"><text:span text:style-name="T112_1"><text:s/></text:span></text:p>
      <text:p text:style-name="P113"/>
      <text:p text:style-name="P114"/>
      <text:p text:style-name="P115"><text:span text:style-name="T115_1">From</text:span><text:span text:style-name="T115_2"><text:s/></text:span><text:span text:style-name="T115_3">BBC</text:span><text:span text:style-name="T115_4"><text:s/></text:span><text:span text:style-name="T115_5">NEWS</text:span></text:p>
      <text:p text:style-name="P116"><text:span text:style-name="T116_1"><text:s/></text:span><text:span text:style-name="T116_2">Windows</text:span><text:span text:style-name="T116_3"><text:s/>8.1</text:span></text:p>
      <text:p text:style-name="P117"><text:span text:style-name="T117_1">Glitch</text:span><text:span text:style-name="T117_2">.-<text:s/></text:span><text:span text:style-name="T117_3">fallo</text:span><text:span text:style-name="T117_4"><text:s/></text:span><text:span text:style-name="T117_5">técnico</text:span></text:p>
      <text:p text:style-name="P118"/>
      <text:p text:style-name="P119"><text:span text:style-name="T119_1">RT</text:span><text:span text:style-name="T119_2">.-<text:s/></text:span><text:span text:style-name="T119_3">round</text:span><text:span text:style-name="T119_4"><text:s/></text:span><text:span text:style-name="T119_5">trip</text:span></text:p>
      <text:p text:style-name="P120"/>
      <text:p text:style-name="P121"><text:span text:style-name="T121_1">To</text:span><text:span text:style-name="T121_2"><text:s/></text:span><text:span text:style-name="T121_3">boost</text:span><text:span text:style-name="T121_4">.-<text:s/></text:span><text:span text:style-name="T121_5">maximizar</text:span></text:p>
      <text:p text:style-name="P122"/>
      <text:p text:style-name="P123"><text:span text:style-name="T123_1">Reportedly</text:span><text:span text:style-name="T123_2">.-<text:s/></text:span><text:span text:style-name="T123_3">supuestamente</text:span></text:p>
      <text:p text:style-name="P124"/>
      <text:p text:style-name="P125"><text:span text:style-name="T125_1">To</text:span><text:span text:style-name="T125_2"><text:s/></text:span><text:span text:style-name="T125_3">look</text:span><text:span text:style-name="T125_4"><text:s/></text:span><text:span text:style-name="T125_5">into</text:span><text:span text:style-name="T125_6">.-<text:s/></text:span><text:span text:style-name="T125_7">investigar</text:span></text:p>
      <text:p text:style-name="P126"/>
      <text:p text:style-name="P127"><text:span text:style-name="T127_1">Boot</text:span><text:span text:style-name="T127_2">-</text:span><text:span text:style-name="T127_3">up</text:span><text:span text:style-name="T127_4">.-<text:s/>“</text:span><text:span text:style-name="T127_5">start</text:span><text:span text:style-name="T127_6"><text:s/></text:span><text:span text:style-name="T127_7">running</text:span><text:span text:style-name="T127_8">”</text:span></text:p>
      <text:p text:style-name="P128"/>
      <text:p text:style-name="P129"><text:span text:style-name="T129_1">AMD</text:span><text:span text:style-name="T129_2">.-<text:s/></text:span><text:span text:style-name="T129_3">Advanced</text:span><text:span text:style-name="T129_4"><text:s/></text:span><text:span text:style-name="T129_5">Micro</text:span><text:span text:style-name="T129_6"><text:s/></text:span><text:span text:style-name="T129_7">Devices</text:span></text:p>
      <text:p text:style-name="P130"/>
      <text:p text:style-name="P131"><text:span text:style-name="T131_1">Crippled</text:span><text:span text:style-name="T131_2">.-<text:s/></text:span><text:span text:style-name="T131_3">damaged</text:span></text:p>
      <text:p text:style-name="P132"/>
      <text:p text:style-name="P133"><text:span text:style-name="T133_1">Stricken</text:span><text:span text:style-name="T133_2">.-<text:s/></text:span><text:span text:style-name="T133_3">affected</text:span><text:span text:style-name="T133_4"><text:s/></text:span><text:span text:style-name="T133_5">by</text:span><text:span text:style-name="T133_6"><text:s/></text:span><text:span text:style-name="T133_7">disease</text:span><text:span text:style-name="T133_8"><text:s/></text:span><text:span text:style-name="T133_9">or</text:span><text:span text:style-name="T133_10"><text:s/></text:span><text:span text:style-name="T133_11">trouble</text:span></text:p>
      <text:p text:style-name="P134"/>
      <text:p text:style-name="P135"><text:span text:style-name="T135_1">Mash</text:span><text:span text:style-name="T135_2">.-<text:s/></text:span><text:span text:style-name="T135_3">machacar</text:span><text:span text:style-name="T135_4"><text:s/>(</text:span><text:span text:style-name="T135_5">descartar</text:span><text:span text:style-name="T135_6"><text:s/></text:span><text:span text:style-name="T135_7">aleatoriamente</text:span><text:span text:style-name="T135_8">)</text:span></text:p>
      <text:p text:style-name="P136"/>
      <text:p text:style-name="P137"><text:span text:style-name="T137_1">Nintendo</text:span><text:span text:style-name="T137_2">-<text:s/></text:span><text:span text:style-name="T137_3">Super</text:span><text:span text:style-name="T137_4"><text:s/></text:span><text:span text:style-name="T137_5">Mario</text:span></text:p>
      <text:p text:style-name="P138"/>
      <text:p text:style-name="P139"><text:span text:style-name="T139_1">To</text:span><text:span text:style-name="T139_2"><text:s/></text:span><text:span text:style-name="T139_3">fall</text:span><text:span text:style-name="T139_4"><text:s/></text:span><text:span text:style-name="T139_5">foul</text:span><text:span text:style-name="T139_6"><text:s/></text:span><text:span text:style-name="T139_7">of</text:span><text:span text:style-name="T139_8">.-<text:s/></text:span><text:span text:style-name="T139_9">toparse</text:span><text:span text:style-name="T139_10"><text:s/></text:span><text:span text:style-name="T139_11">con</text:span></text:p>
      <text:p text:style-name="P140"/>
      <text:p text:style-name="P141"><text:span text:style-name="T141_1">To</text:span><text:span text:style-name="T141_2"><text:s/></text:span><text:span text:style-name="T141_3">infringe</text:span></text:p>
      <text:p text:style-name="P142"/>
      <text:p text:style-name="P143"><text:span text:style-name="T143_1">Footage</text:span><text:span text:style-name="T143_2">.-<text:s/></text:span><text:span text:style-name="T143_3">vídeo</text:span><text:span text:style-name="T143_4"><text:s/></text:span><text:span text:style-name="T143_5">soporte</text:span></text:p>
      <text:p text:style-name="P144"><text:span text:style-name="T144_1"><text:s/></text:span></text:p>
      <text:p text:style-name="P145"><text:span text:style-name="T145_1"><text:s/></text:span><text:span text:style-name="T145_2">Facebook</text:span></text:p>
      <text:p text:style-name="P146"/>
      <text:p text:style-name="P147"><text:span text:style-name="T147_1">Beheading</text:span><text:span text:style-name="T147_2">.-<text:s/></text:span><text:span text:style-name="T147_3">decapitación</text:span></text:p>
      <text:p text:style-name="P148"/>
      <text:p text:style-name="P149"><text:span text:style-name="T149_1">To</text:span><text:span text:style-name="T149_2"><text:s/></text:span><text:span text:style-name="T149_3">ban</text:span><text:span text:style-name="T149_4">.-<text:s/></text:span><text:span text:style-name="T149_5">prohibir</text:span></text:p>
      <text:p text:style-name="P150"/>
      <text:p text:style-name="P151"><text:span text:style-name="T151_1">A</text:span><text:span text:style-name="T151_2"><text:s/></text:span><text:span text:style-name="T151_3">ban</text:span><text:span text:style-name="T151_4">.-<text:s/></text:span><text:span text:style-name="T151_5">prohibición</text:span></text:p>
      <text:p text:style-name="P152"/>
      <text:p text:style-name="P153"><text:span text:style-name="T153_1">The</text:span><text:span text:style-name="T153_2"><text:s/></text:span><text:span text:style-name="T153_3">more</text:span><text:span text:style-name="T153_4">…..</text:span><text:span text:style-name="T153_5">the</text:span><text:span text:style-name="T153_6"><text:s/></text:span><text:span text:style-name="T153_7">more</text:span><text:span text:style-name="T153_8">…..<text:s/>.-<text:s/></text:span><text:span text:style-name="T153_9">cuanto</text:span><text:span text:style-name="T153_10"><text:s/></text:span><text:span text:style-name="T153_11">más</text:span><text:span text:style-name="T153_12">...,<text:s/></text:span><text:span text:style-name="T153_13">más</text:span><text:span text:style-name="T153_14">….</text:span></text:p>
      <text:p text:style-name="P154"/>
      <text:p text:style-name="P155"><text:span text:style-name="T155_1"><text:s text:c="2"/></text:span><text:span text:style-name="T155_2">The</text:span><text:span text:style-name="T155_3"><text:s/></text:span><text:span text:style-name="T155_4">more</text:span><text:span text:style-name="T155_5"><text:s/></text:span><text:span text:style-name="T155_6">you</text:span><text:span text:style-name="T155_7"><text:s/></text:span><text:span text:style-name="T155_8">study</text:span><text:span text:style-name="T155_9">,<text:s/></text:span><text:span text:style-name="T155_10">the</text:span><text:span text:style-name="T155_11"><text:s/></text:span><text:span text:style-name="T155_12">better</text:span><text:span text:style-name="T155_13"><text:s/></text:span><text:span text:style-name="T155_14">mark</text:span><text:span text:style-name="T155_15"><text:s/></text:span><text:span text:style-name="T155_16">you</text:span><text:span text:style-name="T155_17">’</text:span><text:span text:style-name="T155_18">ll</text:span><text:span text:style-name="T155_19"><text:s/></text:span><text:span text:style-name="T155_20">have</text:span></text:p>
      <text:p text:style-name="P156"><text:span text:style-name="T156_1"><text:s text:c="2"/></text:span><text:span text:style-name="T156_2">The</text:span><text:span text:style-name="T156_3"><text:s/></text:span><text:span text:style-name="T156_4">bigger</text:span><text:span text:style-name="T156_5">,<text:s/></text:span><text:span text:style-name="T156_6">the</text:span><text:span text:style-name="T156_7"><text:s/></text:span><text:span text:style-name="T156_8">better</text:span></text:p>
      <text:p text:style-name="P157"/>
      <text:p text:style-name="P158"><text:span text:style-name="T158_1">Challenge</text:span><text:span text:style-name="T158_2">.-<text:s/></text:span><text:span text:style-name="T158_3">Reto</text:span><text:span text:style-name="T158_4">,<text:s/></text:span><text:span text:style-name="T158_5">desafío</text:span></text:p>
      <text:p text:style-name="P159"/>
      <text:p text:style-name="P160"><text:span text:style-name="T160_1">Policies</text:span><text:span text:style-name="T160_2">.-<text:s/></text:span><text:span text:style-name="T160_3">políticas</text:span></text:p>
      <text:p text:style-name="P161"/>
      <text:p text:style-name="P162"><text:span text:style-name="T162_1">So</text:span><text:span text:style-name="T162_2"><text:s/></text:span><text:span text:style-name="T162_3">long</text:span><text:span text:style-name="T162_4"><text:s/></text:span><text:span text:style-name="T162_5">as</text:span><text:span text:style-name="T162_6">.-<text:s/></text:span><text:span text:style-name="T162_7">mientras</text:span></text:p>
      <text:p text:style-name="P163"/>
      <text:p text:style-name="P164"><text:span text:style-name="T164_1">Pull</text:span><text:span text:style-name="T164_2">.-<text:s/></text:span><text:span text:style-name="T164_3">retirar</text:span></text:p>
      <text:p text:style-name="P165"/>
      <text:p text:style-name="P166"><text:span text:style-name="T166_1">To</text:span><text:span text:style-name="T166_2"><text:s/></text:span><text:span text:style-name="T166_3">be</text:span><text:span text:style-name="T166_4"><text:s/></text:span><text:span text:style-name="T166_5">available</text:span><text:span text:style-name="T166_6">.-<text:s/></text:span><text:span text:style-name="T166_7">estar</text:span><text:span text:style-name="T166_8"><text:s/></text:span><text:span text:style-name="T166_9">disponible</text:span></text:p>
      <text:p text:style-name="P167"/>
      <text:p text:style-name="P168"><text:span text:style-name="T168_1">To</text:span><text:span text:style-name="T168_2"><text:s/></text:span><text:span text:style-name="T168_3">be</text:span><text:span text:style-name="T168_4"><text:s/></text:span><text:span text:style-name="T168_5">adept</text:span><text:span text:style-name="T168_6"><text:s/></text:span><text:span text:style-name="T168_7">at</text:span><text:span text:style-name="T168_8">.-<text:s/></text:span><text:span text:style-name="T168_9">tener</text:span><text:span text:style-name="T168_10"><text:s/></text:span><text:span text:style-name="T168_11">afición</text:span><text:span text:style-name="T168_12"><text:s/></text:span><text:span text:style-name="T168_13">a</text:span><text:span text:style-name="T168_14"><text:s/>...</text:span></text:p>
      <text:p text:style-name="P169"/>
      <text:p text:style-name="P170"><text:span text:style-name="T170_1"><text:s text:c="4"/><text:tab/><text:s/></text:span><text:span text:style-name="T170_2">Thomas</text:span><text:span text:style-name="T170_3"><text:s/></text:span><text:span text:style-name="T170_4">Suarez</text:span><text:span text:style-name="T170_5"><text:s/>(12<text:s/></text:span><text:span text:style-name="T170_6">year</text:span><text:span text:style-name="T170_7">-</text:span><text:span text:style-name="T170_8">old</text:span><text:span text:style-name="T170_9"><text:s/></text:span><text:span text:style-name="T170_10">app</text:span><text:span text:style-name="T170_11"><text:s/></text:span><text:span text:style-name="T170_12">developer</text:span><text:span text:style-name="T170_13">)</text:span></text:p>
      <text:p text:style-name="P171"><text:span text:style-name="T171_1">To</text:span><text:span text:style-name="T171_2"><text:s/></text:span><text:span text:style-name="T171_3">share</text:span><text:span text:style-name="T171_4">.-<text:s/></text:span><text:span text:style-name="T171_5">compartir</text:span><text:span text:style-name="T171_6"><text:s/>“</text:span><text:span text:style-name="T171_7">to</text:span><text:span text:style-name="T171_8"><text:s/></text:span><text:span text:style-name="T171_9">give</text:span><text:span text:style-name="T171_10"><text:s/></text:span><text:span text:style-name="T171_11">something</text:span><text:span text:style-name="T171_12"><text:s/></text:span><text:span text:style-name="T171_13">you</text:span><text:span text:style-name="T171_14"><text:s/></text:span><text:span text:style-name="T171_15">have</text:span><text:span text:style-name="T171_16"><text:s/></text:span><text:span text:style-name="T171_17">to</text:span><text:span text:style-name="T171_18"><text:s/></text:span><text:span text:style-name="T171_19">another</text:span><text:span text:style-name="T171_20"><text:s/></text:span><text:span text:style-name="T171_21">one</text:span><text:span text:style-name="T171_22">”.</text:span></text:p>
      <text:p text:style-name="P172"><text:span text:style-name="T172_1">To</text:span><text:span text:style-name="T172_2"><text:s/></text:span><text:span text:style-name="T172_3">display</text:span><text:span text:style-name="T172_4">.-<text:s/></text:span><text:span text:style-name="T172_5">“</text:span><text:span text:style-name="T172_6">to</text:span><text:span text:style-name="T172_7"><text:s/></text:span><text:span text:style-name="T172_8">show</text:span><text:span text:style-name="T172_9">”<text:s/></text:span><text:span text:style-name="T172_10">visualizar</text:span></text:p>
      <text:p text:style-name="P173"><text:span text:style-name="T173_1">To</text:span><text:span text:style-name="T173_2"><text:s/></text:span><text:span text:style-name="T173_3">release</text:span><text:span text:style-name="T173_4">.-<text:s/></text:span><text:span text:style-name="T173_5">“</text:span><text:span text:style-name="T173_6">to</text:span><text:span text:style-name="T173_7"><text:s/></text:span><text:span text:style-name="T173_8">put</text:span><text:span text:style-name="T173_9"><text:s/></text:span><text:span text:style-name="T173_10">on</text:span><text:span text:style-name="T173_11"><text:s/></text:span><text:span text:style-name="T173_12">the</text:span><text:span text:style-name="T173_13"><text:s/></text:span><text:span text:style-name="T173_14">market</text:span><text:span text:style-name="T173_15">/<text:s/></text:span><text:span text:style-name="T173_16">to</text:span><text:span text:style-name="T173_17"><text:s/></text:span><text:span text:style-name="T173_18">launch</text:span><text:span text:style-name="T173_19">”<text:s/>(</text:span><text:span text:style-name="T173_20">lanzar</text:span><text:span text:style-name="T173_21"><text:s/></text:span><text:span text:style-name="T173_22">al</text:span><text:span text:style-name="T173_23"><text:s/></text:span><text:span text:style-name="T173_24">Mercado</text:span><text:span text:style-name="T173_25">)</text:span></text:p>
      <text:p text:style-name="P174"><text:span text:style-name="T174_1">To</text:span><text:span text:style-name="T174_2"><text:s/></text:span><text:span text:style-name="T174_3">approach</text:span><text:span text:style-name="T174_4">.-<text:s/></text:span><text:span text:style-name="T174_5">“</text:span><text:span text:style-name="T174_6">To</text:span><text:span text:style-name="T174_7"><text:s/></text:span><text:span text:style-name="T174_8">come</text:span><text:span text:style-name="T174_9">/<text:s/></text:span><text:span text:style-name="T174_10">get</text:span><text:span text:style-name="T174_11"><text:s/></text:span><text:span text:style-name="T174_12">closer</text:span><text:span text:style-name="T174_13">”<text:s/>(</text:span><text:span text:style-name="T174_14">acercarse</text:span><text:span text:style-name="T174_15"><text:s/></text:span><text:span text:style-name="T174_16">a</text:span><text:span text:style-name="T174_17">)</text:span></text:p>
      <text:p text:style-name="P175"><text:span text:style-name="T175_1">A</text:span><text:span text:style-name="T175_2"><text:s/></text:span><text:span text:style-name="T175_3">suite</text:span><text:span text:style-name="T175_4"><text:s/></text:span><text:span text:style-name="T175_5">of</text:span><text:span text:style-name="T175_6"><text:s/></text:span><text:span text:style-name="T175_7">tools</text:span><text:span text:style-name="T175_8">.-<text:s/></text:span><text:span text:style-name="T175_9">“</text:span><text:span text:style-name="T175_10">A</text:span><text:span text:style-name="T175_11"><text:s/></text:span><text:span text:style-name="T175_12">combination</text:span><text:span text:style-name="T175_13"><text:s/></text:span><text:span text:style-name="T175_14">of</text:span><text:span text:style-name="T175_15"><text:s/></text:span><text:span text:style-name="T175_16">stuff</text:span><text:span text:style-name="T175_17">/</text:span><text:span text:style-name="T175_18">facilities</text:span><text:span text:style-name="T175_19"><text:s/></text:span><text:span text:style-name="T175_20">we</text:span><text:span text:style-name="T175_21"><text:s/></text:span><text:span text:style-name="T175_22">used</text:span><text:span text:style-name="T175_23"><text:s/></text:span><text:span text:style-name="T175_24">to</text:span><text:span text:style-name="T175_25"><text:s/></text:span><text:span text:style-name="T175_26">program</text:span><text:span text:style-name="T175_27">”<text:s/>(</text:span><text:span text:style-name="T175_28">IDE</text:span><text:span text:style-name="T175_29"><text:s/></text:span><text:span text:style-name="T175_30">integrated</text:span><text:span text:style-name="T175_31"><text:s/></text:span><text:span text:style-name="T175_32">development</text:span><text:span text:style-name="T175_33"><text:s/></text:span><text:span text:style-name="T175_34">environment</text:span><text:span text:style-name="T175_35">,<text:s/></text:span><text:span text:style-name="T175_36">kit</text:span><text:span text:style-name="T175_37"><text:s/></text:span><text:span text:style-name="T175_38">de</text:span><text:span text:style-name="T175_39"><text:s/></text:span><text:span text:style-name="T175_40">herramientas</text:span><text:span text:style-name="T175_41">)</text:span></text:p>
      <text:p text:style-name="P176"><text:span text:style-name="T176_1">To</text:span><text:span text:style-name="T176_2"><text:s/></text:span><text:span text:style-name="T176_3">open</text:span><text:span text:style-name="T176_4"><text:s/></text:span><text:span text:style-name="T176_5">up</text:span><text:span text:style-name="T176_6">.-<text:s/></text:span><text:span text:style-name="T176_7">“</text:span><text:span text:style-name="T176_8">to</text:span><text:span text:style-name="T176_9"><text:s/></text:span><text:span text:style-name="T176_10">give</text:span><text:span text:style-name="T176_11"><text:s/></text:span><text:span text:style-name="T176_12">way</text:span><text:span text:style-name="T176_13"><text:s/></text:span><text:span text:style-name="T176_14">to</text:span><text:span text:style-name="T176_15">/<text:s/></text:span><text:span text:style-name="T176_16">To</text:span><text:span text:style-name="T176_17"><text:s/></text:span><text:span text:style-name="T176_18">make</text:span><text:span text:style-name="T176_19"><text:s/></text:span><text:span text:style-name="T176_20">something</text:span><text:span text:style-name="T176_21"><text:s/></text:span><text:span text:style-name="T176_22">possible</text:span><text:span text:style-name="T176_23">”<text:s/>(</text:span><text:span text:style-name="T176_24">dar</text:span><text:span text:style-name="T176_25"><text:s/></text:span><text:span text:style-name="T176_26">paso</text:span><text:span text:style-name="T176_27"><text:s/></text:span><text:span text:style-name="T176_28">a</text:span><text:span text:style-name="T176_29"><text:s/>)</text:span></text:p>
      <text:p text:style-name="P177"><text:span text:style-name="T177_1"><text:s/></text:span><text:span text:style-name="T177_2">The</text:span><text:span text:style-name="T177_3"><text:s/></text:span><text:span text:style-name="T177_4">development</text:span><text:span text:style-name="T177_5"><text:s/></text:span><text:span text:style-name="T177_6">of</text:span><text:span text:style-name="T177_7"><text:s/></text:span><text:span text:style-name="T177_8">computers</text:span><text:span text:style-name="T177_9"><text:s/></text:span><text:span text:style-name="T177_10">opened</text:span><text:span text:style-name="T177_11"><text:s/></text:span><text:span text:style-name="T177_12">up</text:span><text:span text:style-name="T177_13"><text:s/></text:span><text:span text:style-name="T177_14">a</text:span><text:span text:style-name="T177_15"><text:s/></text:span><text:span text:style-name="T177_16">new</text:span><text:span text:style-name="T177_17"><text:s/></text:span><text:span text:style-name="T177_18">world</text:span><text:span text:style-name="T177_19">.</text:span></text:p>
      <text:p text:style-name="P178"><text:span text:style-name="T178_1">To</text:span><text:span text:style-name="T178_2"><text:s/></text:span><text:span text:style-name="T178_3">persuade</text:span><text:span text:style-name="T178_4">.-<text:s/></text:span><text:span text:style-name="T178_5">“</text:span><text:span text:style-name="T178_6">to</text:span><text:span text:style-name="T178_7"><text:s/></text:span><text:span text:style-name="T178_8">convince</text:span><text:span text:style-name="T178_9">”<text:s/>(</text:span><text:span text:style-name="T178_10">convencer</text:span><text:span text:style-name="T178_11">,<text:s/></text:span><text:span text:style-name="T178_12">persuadir</text:span><text:span text:style-name="T178_13">)</text:span></text:p>
      <text:p text:style-name="P179"><text:span text:style-name="T179_1">Feedback</text:span><text:span text:style-name="T179_2">.-<text:s/></text:span><text:span text:style-name="T179_3">“</text:span><text:span text:style-name="T179_4">cycle</text:span><text:span text:style-name="T179_5"><text:s/></text:span><text:span text:style-name="T179_6">of</text:span><text:span text:style-name="T179_7"><text:s/></text:span><text:span text:style-name="T179_8">two</text:span><text:span text:style-name="T179_9"><text:s/></text:span><text:span text:style-name="T179_10">or</text:span><text:span text:style-name="T179_11"><text:s/></text:span><text:span text:style-name="T179_12">more</text:span><text:span text:style-name="T179_13"><text:s/></text:span><text:span text:style-name="T179_14">events</text:span><text:span text:style-name="T179_15"><text:s/></text:span><text:span text:style-name="T179_16">in</text:span><text:span text:style-name="T179_17"><text:s/></text:span><text:span text:style-name="T179_18">which</text:span><text:span text:style-name="T179_19"><text:s/></text:span><text:span text:style-name="T179_20">each</text:span><text:span text:style-name="T179_21"><text:s/></text:span><text:span text:style-name="T179_22">of</text:span><text:span text:style-name="T179_23"><text:s/></text:span><text:span text:style-name="T179_24">them</text:span><text:span text:style-name="T179_25"><text:s/></text:span><text:span text:style-name="T179_26">reinforces</text:span><text:span text:style-name="T179_27"><text:s/></text:span><text:span text:style-name="T179_28">the</text:span><text:span text:style-name="T179_29"><text:s/></text:span><text:span text:style-name="T179_30">other</text:span><text:span text:style-name="T179_31"><text:s/></text:span><text:span text:style-name="T179_32">one</text:span><text:span text:style-name="T179_33">”<text:s/>(</text:span><text:span text:style-name="T179_34">retroalimentar</text:span><text:span text:style-name="T179_35">,<text:s/></text:span><text:span text:style-name="T179_36">comentar</text:span><text:span text:style-name="T179_37">)</text:span></text:p>
      <text:p text:style-name="P180"><text:span text:style-name="T180_1">Design</text:span><text:span text:style-name="T180_2">.-<text:s/></text:span><text:span text:style-name="T180_3">“</text:span><text:span text:style-name="T180_4">create</text:span><text:span text:style-name="T180_5">”<text:s/>(</text:span><text:span text:style-name="T180_6">diseñar</text:span><text:span text:style-name="T180_7">)</text:span></text:p>
      <text:p text:style-name="P181"><text:span text:style-name="T181_1">Resource</text:span><text:span text:style-name="T181_2">.-<text:s/></text:span><text:span text:style-name="T181_3">“</text:span><text:span text:style-name="T181_4">different</text:span><text:span text:style-name="T181_5"><text:s/></text:span><text:span text:style-name="T181_6">elements</text:span><text:span text:style-name="T181_7"><text:s/></text:span><text:span text:style-name="T181_8">we</text:span><text:span text:style-name="T181_9"><text:s/></text:span><text:span text:style-name="T181_10">use</text:span><text:span text:style-name="T181_11"><text:s/></text:span><text:span text:style-name="T181_12">to</text:span><text:span text:style-name="T181_13"><text:s/></text:span><text:span text:style-name="T181_14">create</text:span><text:span text:style-name="T181_15"><text:s/></text:span><text:span text:style-name="T181_16">or</text:span><text:span text:style-name="T181_17"><text:s/></text:span><text:span text:style-name="T181_18">design</text:span><text:span text:style-name="T181_19"><text:s/></text:span><text:span text:style-name="T181_20">something</text:span><text:span text:style-name="T181_21">”</text:span></text:p>
      <text:p text:style-name="P182"><text:span text:style-name="T182_1">(</text:span><text:span text:style-name="T182_2">recursos</text:span><text:span text:style-name="T182_3">)</text:span></text:p>
      <text:p text:style-name="P183"><text:span text:style-name="T183_1">To</text:span><text:span text:style-name="T183_2"><text:s/></text:span><text:span text:style-name="T183_3">get</text:span><text:span text:style-name="T183_4"><text:s/></text:span><text:span text:style-name="T183_5">into</text:span><text:span text:style-name="T183_6">.-<text:s/></text:span><text:span text:style-name="T183_7">“<text:s/></text:span><text:span text:style-name="T183_8">to</text:span><text:span text:style-name="T183_9"><text:s/></text:span><text:span text:style-name="T183_10">enter</text:span><text:span text:style-name="T183_11">”(</text:span><text:span text:style-name="T183_12">entrar</text:span><text:span text:style-name="T183_13"><text:s/></text:span><text:span text:style-name="T183_14">en</text:span><text:span text:style-name="T183_15">)</text:span></text:p>
      <text:p text:style-name="P184"><text:span text:style-name="T184_1">Development</text:span><text:span text:style-name="T184_2"><text:s/>,<text:s/></text:span><text:span text:style-name="T184_3">desarrollo</text:span><text:span text:style-name="T184_4">(</text:span><text:span text:style-name="T184_5">to</text:span><text:span text:style-name="T184_6"><text:s/></text:span><text:span text:style-name="T184_7">develop</text:span><text:span text:style-name="T184_8">-</text:span><text:span text:style-name="T184_9">desarrollar</text:span><text:span text:style-name="T184_10">).-<text:s/></text:span><text:span text:style-name="T184_11">“<text:s/></text:span><text:span text:style-name="T184_12">the</text:span><text:span text:style-name="T184_13"><text:s/></text:span><text:span text:style-name="T184_14">process</text:span><text:span text:style-name="T184_15"><text:s/></text:span><text:span text:style-name="T184_16">of</text:span><text:span text:style-name="T184_17"><text:s/></text:span><text:span text:style-name="T184_18">creating</text:span><text:span text:style-name="T184_19"><text:s/></text:span><text:span text:style-name="T184_20">and</text:span><text:span text:style-name="T184_21"><text:s/></text:span><text:span text:style-name="T184_22">implementing</text:span><text:span text:style-name="T184_23"><text:s/></text:span><text:span text:style-name="T184_24">anything</text:span><text:span text:style-name="T184_25">”</text:span></text:p>
      <text:p text:style-name="P185"/>
      <text:p text:style-name="P18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